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65">
            <text:p>26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51">
            <text:p>35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74">
            <text:p>57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6287">
            <text:p>2628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390">
            <text:p>2739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3419">
            <text:p>3341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8">
            <text:p>2021-04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3 - 1.1)">
            <text:p>(0.83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77">
            <text:p>177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33570863024545">
            <text:p>0.0233570863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8281908688045">
            <text:p>1.0828190869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0.0213378927985">
            <text:p>30.0213378928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05.375">
            <text:p>-105.37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35113476086678">
            <text:p>-0.0135113476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53068094137499">
            <text:p>0.953068094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44.625">
            <text:p>44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304878048780488">
            <text:p>0.0030487805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1068895002974">
            <text:p>1.010688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36">
            <text:p>136</text:p>
          </table:table-cell>
          <table:table-cell office:value-type="float" office:value="-55">
            <text:p>-55</text:p>
          </table:table-cell>
          <table:table-cell office:value-type="float" office:value="94.375">
            <text:p>94.375</text:p>
          </table:table-cell>
          <table:table-cell office:value-type="float" office:value="0.0180610889774236">
            <text:p>0.018061089</text:p>
          </table:table-cell>
          <table:table-cell office:value-type="float" office:value="-0.00484069706037669">
            <text:p>-0.0048406971</text:p>
          </table:table-cell>
          <table:table-cell office:value-type="float" office:value="0.00545425648731434">
            <text:p>0.0054542565</text:p>
          </table:table-cell>
          <table:table-cell office:value-type="float" office:value="1.06385316917368">
            <text:p>1.0638531692</text:p>
          </table:table-cell>
          <table:table-cell office:value-type="float" office:value="0.983103487690821">
            <text:p>0.9831034877</text:p>
          </table:table-cell>
          <table:table-cell office:value-type="float" office:value="1.01914820557671">
            <text:p>1.0191482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65">
            <text:p>11665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25.75">
            <text:p>125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107801114444921">
            <text:p>0.0107801114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795816322912">
            <text:p>1.0379581632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400">
            <text:p>10400</text:p>
          </table:table-cell>
          <table:table-cell office:value-type="float" office:value="15231">
            <text:p>15231</text:p>
          </table:table-cell>
          <table:table-cell office:value-type="float" office:value="-78.625">
            <text:p>-78.625</text:p>
          </table:table-cell>
          <table:table-cell office:value-type="float" office:value="334.375">
            <text:p>334.375</text:p>
          </table:table-cell>
          <table:table-cell office:value-type="float" office:value="-122">
            <text:p>-122</text:p>
          </table:table-cell>
          <table:table-cell office:value-type="float" office:value="-0.0101190476190476">
            <text:p>-0.0101190476</text:p>
          </table:table-cell>
          <table:table-cell office:value-type="float" office:value="0.0321514423076923">
            <text:p>0.0321514423</text:p>
          </table:table-cell>
          <table:table-cell office:value-type="float" office:value="-0.00800997964677303">
            <text:p>-0.0080099796</text:p>
          </table:table-cell>
          <table:table-cell office:value-type="float" office:value="0.964784027777778">
            <text:p>0.9647840278</text:p>
          </table:table-cell>
          <table:table-cell office:value-type="float" office:value="1.11455612995215">
            <text:p>1.11455613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1.9035664293732">
            <text:p>21.9035664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80">
            <text:p>10480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472.125">
            <text:p>472.125</text:p>
          </table:table-cell>
          <table:table-cell office:value-type="float" office:value="100.625">
            <text:p>100.625</text:p>
          </table:table-cell>
          <table:table-cell office:value-type="float" office:value="0.0118152866242038">
            <text:p>0.0118152866</text:p>
          </table:table-cell>
          <table:table-cell office:value-type="float" office:value="0.0450500954198473">
            <text:p>0.0450500954</text:p>
          </table:table-cell>
          <table:table-cell office:value-type="float" office:value="0.00673933427097984">
            <text:p>0.0067393343</text:p>
          </table:table-cell>
          <table:table-cell office:value-type="float" office:value="1.04162712114082">
            <text:p>1.0416271211</text:p>
          </table:table-cell>
          <table:table-cell office:value-type="float" office:value="1.16165317572025">
            <text:p>1.1616531757</text:p>
          </table:table-cell>
          <table:table-cell office:value-type="float" office:value="1.0236766904562">
            <text:p>1.0236766905</text:p>
          </table:table-cell>
          <table:table-cell office:value-type="float" office:value="0">
            <text:p>0</text:p>
          </table:table-cell>
          <table:table-cell office:value-type="float" office:value="15.7301707286824">
            <text:p>15.7301707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502">
            <text:p>10502</text:p>
          </table:table-cell>
          <table:table-cell office:value-type="float" office:value="17303">
            <text:p>17303</text:p>
          </table:table-cell>
          <table:table-cell office:value-type="float" office:value="105.5">
            <text:p>105.5</text:p>
          </table:table-cell>
          <table:table-cell office:value-type="float" office:value="129">
            <text:p>129</text:p>
          </table:table-cell>
          <table:table-cell office:value-type="float" office:value="94.375">
            <text:p>94.375</text:p>
          </table:table-cell>
          <table:table-cell office:value-type="float" office:value="0.0138560546361965">
            <text:p>0.0138560546</text:p>
          </table:table-cell>
          <table:table-cell office:value-type="float" office:value="0.0122833745953152">
            <text:p>0.0122833746</text:p>
          </table:table-cell>
          <table:table-cell office:value-type="float" office:value="0.00545425648731434">
            <text:p>0.0054542565</text:p>
          </table:table-cell>
          <table:table-cell office:value-type="float" office:value="1.04887249211685">
            <text:p>1.0488724921</text:p>
          </table:table-cell>
          <table:table-cell office:value-type="float" office:value="1.04328753841484">
            <text:p>1.0432875384</text:p>
          </table:table-cell>
          <table:table-cell office:value-type="float" office:value="1.01914820557671">
            <text:p>1.0191482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776">
            <text:p>10776</text:p>
          </table:table-cell>
          <table:table-cell office:value-type="float" office:value="15656">
            <text:p>15656</text:p>
          </table:table-cell>
          <table:table-cell office:value-type="float" office:value="-50.5">
            <text:p>-50.5</text:p>
          </table:table-cell>
          <table:table-cell office:value-type="float" office:value="193.25">
            <text:p>193.25</text:p>
          </table:table-cell>
          <table:table-cell office:value-type="float" office:value="214.25">
            <text:p>214.25</text:p>
          </table:table-cell>
          <table:table-cell office:value-type="float" office:value="-0.00668697033898305">
            <text:p>-0.0066869703</text:p>
          </table:table-cell>
          <table:table-cell office:value-type="float" office:value="0.0179333704528582">
            <text:p>0.0179333705</text:p>
          </table:table-cell>
          <table:table-cell office:value-type="float" office:value="0.01368484925907">
            <text:p>0.0136848493</text:p>
          </table:table-cell>
          <table:table-cell office:value-type="float" office:value="0.976683246335296">
            <text:p>0.9766832463</text:p>
          </table:table-cell>
          <table:table-cell office:value-type="float" office:value="1.06339714390557">
            <text:p>1.0633971439</text:p>
          </table:table-cell>
          <table:table-cell office:value-type="float" office:value="1.04826403160126">
            <text:p>1.04826403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78">
            <text:p>10478</text:p>
          </table:table-cell>
          <table:table-cell office:value-type="float" office:value="17515">
            <text:p>17515</text:p>
          </table:table-cell>
          <table:table-cell office:value-type="float" office:value="-63.5">
            <text:p>-63.5</text:p>
          </table:table-cell>
          <table:table-cell office:value-type="float" office:value="376.125">
            <text:p>376.125</text:p>
          </table:table-cell>
          <table:table-cell office:value-type="float" office:value="560.875">
            <text:p>560.875</text:p>
          </table:table-cell>
          <table:table-cell office:value-type="float" office:value="-0.00817245817245817">
            <text:p>-0.0081724582</text:p>
          </table:table-cell>
          <table:table-cell office:value-type="float" office:value="0.0358966405802634">
            <text:p>0.0358966406</text:p>
          </table:table-cell>
          <table:table-cell office:value-type="float" office:value="0.0320225520982015">
            <text:p>0.0320225521</text:p>
          </table:table-cell>
          <table:table-cell office:value-type="float" office:value="0.971527302978654">
            <text:p>0.971527303</text:p>
          </table:table-cell>
          <table:table-cell office:value-type="float" office:value="1.12816383688862">
            <text:p>1.1281638369</text:p>
          </table:table-cell>
          <table:table-cell office:value-type="float" office:value="1.11408880227575">
            <text:p>1.1140888023</text:p>
          </table:table-cell>
          <table:table-cell office:value-type="float" office:value="0">
            <text:p>0</text:p>
          </table:table-cell>
          <table:table-cell office:value-type="float" office:value="19.6540643468449">
            <text:p>19.6540643468</text:p>
          </table:table-cell>
          <table:table-cell office:value-type="float" office:value="21.9903475171017">
            <text:p>21.990347517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374">
            <text:p>8374</text:p>
          </table:table-cell>
          <table:table-cell office:value-type="float" office:value="11700">
            <text:p>11700</text:p>
          </table:table-cell>
          <table:table-cell office:value-type="float" office:value="20040">
            <text:p>20040</text:p>
          </table:table-cell>
          <table:table-cell office:value-type="float" office:value="329">
            <text:p>329</text:p>
          </table:table-cell>
          <table:table-cell office:value-type="float" office:value="302.5">
            <text:p>302.5</text:p>
          </table:table-cell>
          <table:table-cell office:value-type="float" office:value="572.125">
            <text:p>572.125</text:p>
          </table:table-cell>
          <table:table-cell office:value-type="float" office:value="0.0392882732266539">
            <text:p>0.0392882732</text:p>
          </table:table-cell>
          <table:table-cell office:value-type="float" office:value="0.0258547008547009">
            <text:p>0.0258547009</text:p>
          </table:table-cell>
          <table:table-cell office:value-type="float" office:value="0.0285491516966068">
            <text:p>0.0285491517</text:p>
          </table:table-cell>
          <table:table-cell office:value-type="float" office:value="1.14053435038303">
            <text:p>1.1405343504</text:p>
          </table:table-cell>
          <table:table-cell office:value-type="float" office:value="1.09180164548177">
            <text:p>1.0918016455</text:p>
          </table:table-cell>
          <table:table-cell office:value-type="float" office:value="1.10151953690081">
            <text:p>1.1015195369</text:p>
          </table:table-cell>
          <table:table-cell office:value-type="float" office:value="17.9869449455049">
            <text:p>17.9869449455</text:p>
          </table:table-cell>
          <table:table-cell office:value-type="float" office:value="27.1544281269168">
            <text:p>27.1544281269</text:p>
          </table:table-cell>
          <table:table-cell office:value-type="float" office:value="24.6240291407928">
            <text:p>24.624029140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061">
            <text:p>8061</text:p>
          </table:table-cell>
          <table:table-cell office:value-type="float" office:value="12572">
            <text:p>12572</text:p>
          </table:table-cell>
          <table:table-cell office:value-type="float" office:value="18633">
            <text:p>18633</text:p>
          </table:table-cell>
          <table:table-cell office:value-type="float" office:value="85.5">
            <text:p>85.5</text:p>
          </table:table-cell>
          <table:table-cell office:value-type="float" office:value="54.625">
            <text:p>54.625</text:p>
          </table:table-cell>
          <table:table-cell office:value-type="float" office:value="847.25">
            <text:p>847.25</text:p>
          </table:table-cell>
          <table:table-cell office:value-type="float" office:value="0.0106066244882769">
            <text:p>0.0106066245</text:p>
          </table:table-cell>
          <table:table-cell office:value-type="float" office:value="0.00434497295577474">
            <text:p>0.004344973</text:p>
          </table:table-cell>
          <table:table-cell office:value-type="float" office:value="0.0454704019749906">
            <text:p>0.045470402</text:p>
          </table:table-cell>
          <table:table-cell office:value-type="float" office:value="1.03734368665572">
            <text:p>1.0373436867</text:p>
          </table:table-cell>
          <table:table-cell office:value-type="float" office:value="1.01524440777358">
            <text:p>1.0152444078</text:p>
          </table:table-cell>
          <table:table-cell office:value-type="float" office:value="1.16319881952577">
            <text:p>1.1631988195</text:p>
          </table:table-cell>
          <table:table-cell table:number-columns-repeated="2" office:value-type="float" office:value="0">
            <text:p>0</text:p>
          </table:table-cell>
          <table:table-cell office:value-type="float" office:value="15.5879253949476">
            <text:p>15.587925394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8498">
            <text:p>8498</text:p>
          </table:table-cell>
          <table:table-cell office:value-type="float" office:value="11722">
            <text:p>11722</text:p>
          </table:table-cell>
          <table:table-cell office:value-type="float" office:value="18105">
            <text:p>18105</text:p>
          </table:table-cell>
          <table:table-cell office:value-type="float" office:value="170.25">
            <text:p>170.25</text:p>
          </table:table-cell>
          <table:table-cell office:value-type="float" office:value="166.25">
            <text:p>166.25</text:p>
          </table:table-cell>
          <table:table-cell office:value-type="float" office:value="1033.25">
            <text:p>1033.25</text:p>
          </table:table-cell>
          <table:table-cell office:value-type="float" office:value="0.0200341256766298">
            <text:p>0.0200341257</text:p>
          </table:table-cell>
          <table:table-cell office:value-type="float" office:value="0.0141827333219587">
            <text:p>0.0141827333</text:p>
          </table:table-cell>
          <table:table-cell office:value-type="float" office:value="0.0570698702016018">
            <text:p>0.0570698702</text:p>
          </table:table-cell>
          <table:table-cell office:value-type="float" office:value="1.07090611760379">
            <text:p>1.0709061176</text:p>
          </table:table-cell>
          <table:table-cell office:value-type="float" office:value="1.05003382047884">
            <text:p>1.0500338205</text:p>
          </table:table-cell>
          <table:table-cell office:value-type="float" office:value="1.20612820707187">
            <text:p>1.2061282071</text:p>
          </table:table-cell>
          <table:table-cell office:value-type="float" office:value="34.9437522870572">
            <text:p>34.9437522871</text:p>
          </table:table-cell>
          <table:table-cell office:value-type="float" office:value="0">
            <text:p>0</text:p>
          </table:table-cell>
          <table:table-cell office:value-type="float" office:value="12.4889567765029">
            <text:p>12.488956776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400">
            <text:p>8400</text:p>
          </table:table-cell>
          <table:table-cell office:value-type="float" office:value="12965">
            <text:p>12965</text:p>
          </table:table-cell>
          <table:table-cell office:value-type="float" office:value="18752">
            <text:p>18752</text:p>
          </table:table-cell>
          <table:table-cell office:value-type="float" office:value="259.375">
            <text:p>259.375</text:p>
          </table:table-cell>
          <table:table-cell office:value-type="float" office:value="383.625">
            <text:p>383.625</text:p>
          </table:table-cell>
          <table:table-cell office:value-type="float" office:value="1044.5">
            <text:p>1044.5</text:p>
          </table:table-cell>
          <table:table-cell office:value-type="float" office:value="0.0308779761904762">
            <text:p>0.0308779762</text:p>
          </table:table-cell>
          <table:table-cell office:value-type="float" office:value="0.0295892788276128">
            <text:p>0.0295892788</text:p>
          </table:table-cell>
          <table:table-cell office:value-type="float" office:value="0.0557007252559727">
            <text:p>0.0557007253</text:p>
          </table:table-cell>
          <table:table-cell office:value-type="float" office:value="1.10994167751736">
            <text:p>1.1099416775</text:p>
          </table:table-cell>
          <table:table-cell office:value-type="float" office:value="1.10527850572286">
            <text:p>1.1052785057</text:p>
          </table:table-cell>
          <table:table-cell office:value-type="float" office:value="1.20103357715223">
            <text:p>1.2010335772</text:p>
          </table:table-cell>
          <table:table-cell office:value-type="float" office:value="22.7927642632907">
            <text:p>22.7927642633</text:p>
          </table:table-cell>
          <table:table-cell office:value-type="float" office:value="23.7705085477021">
            <text:p>23.7705085477</text:p>
          </table:table-cell>
          <table:table-cell office:value-type="float" office:value="12.7875748084549">
            <text:p>12.787574808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294">
            <text:p>8294</text:p>
          </table:table-cell>
          <table:table-cell office:value-type="float" office:value="13946">
            <text:p>13946</text:p>
          </table:table-cell>
          <table:table-cell office:value-type="float" office:value="19218">
            <text:p>19218</text:p>
          </table:table-cell>
          <table:table-cell office:value-type="float" office:value="334">
            <text:p>334</text:p>
          </table:table-cell>
          <table:table-cell office:value-type="float" office:value="631.25">
            <text:p>631.25</text:p>
          </table:table-cell>
          <table:table-cell office:value-type="float" office:value="627">
            <text:p>627</text:p>
          </table:table-cell>
          <table:table-cell office:value-type="float" office:value="0.0402700747528334">
            <text:p>0.0402700748</text:p>
          </table:table-cell>
          <table:table-cell office:value-type="float" office:value="0.0452638749462211">
            <text:p>0.0452638749</text:p>
          </table:table-cell>
          <table:table-cell office:value-type="float" office:value="0.0326256634405245">
            <text:p>0.0326256634</text:p>
          </table:table-cell>
          <table:table-cell office:value-type="float" office:value="1.14412375231929">
            <text:p>1.1441237523</text:p>
          </table:table-cell>
          <table:table-cell office:value-type="float" office:value="1.16243924632706">
            <text:p>1.1624392463</text:p>
          </table:table-cell>
          <table:table-cell office:value-type="float" office:value="1.11627611251511">
            <text:p>1.1162761125</text:p>
          </table:table-cell>
          <table:table-cell office:value-type="float" office:value="17.5567563943672">
            <text:p>17.5567563944</text:p>
          </table:table-cell>
          <table:table-cell office:value-type="float" office:value="15.6574907612574">
            <text:p>15.6574907613</text:p>
          </table:table-cell>
          <table:table-cell office:value-type="float" office:value="21.5901777374816">
            <text:p>21.590177737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table:number-columns-repeated="2" office:value-type="float" office:value="293">
            <text:p>293</text:p>
          </table:table-cell>
          <table:table-cell office:value-type="float" office:value="8300">
            <text:p>8300</text:p>
          </table:table-cell>
          <table:table-cell office:value-type="float" office:value="13832">
            <text:p>13832</text:p>
          </table:table-cell>
          <table:table-cell office:value-type="float" office:value="20821">
            <text:p>20821</text:p>
          </table:table-cell>
          <table:table-cell office:value-type="float" office:value="133.75">
            <text:p>133.75</text:p>
          </table:table-cell>
          <table:table-cell office:value-type="float" office:value="596.875">
            <text:p>596.875</text:p>
          </table:table-cell>
          <table:table-cell office:value-type="float" office:value="707.75">
            <text:p>707.75</text:p>
          </table:table-cell>
          <table:table-cell office:value-type="float" office:value="0.0161144578313253">
            <text:p>0.0161144578</text:p>
          </table:table-cell>
          <table:table-cell office:value-type="float" office:value="0.0431517495662233">
            <text:p>0.0431517496</text:p>
          </table:table-cell>
          <table:table-cell office:value-type="float" office:value="0.0339921233370155">
            <text:p>0.0339921233</text:p>
          </table:table-cell>
          <table:table-cell office:value-type="float" office:value="1.05690956688199">
            <text:p>1.0569095669</text:p>
          </table:table-cell>
          <table:table-cell office:value-type="float" office:value="1.15468078752341">
            <text:p>1.1546807875</text:p>
          </table:table-cell>
          <table:table-cell office:value-type="float" office:value="1.12123714199951">
            <text:p>1.121237142</text:p>
          </table:table-cell>
          <table:table-cell office:value-type="float" office:value="0">
            <text:p>0</text:p>
          </table:table-cell>
          <table:table-cell office:value-type="float" office:value="16.4071479367167">
            <text:p>16.4071479367</text:p>
          </table:table-cell>
          <table:table-cell office:value-type="float" office:value="20.7360485858277">
            <text:p>20.736048585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448">
            <text:p>8448</text:p>
          </table:table-cell>
          <table:table-cell office:value-type="float" office:value="13992">
            <text:p>13992</text:p>
          </table:table-cell>
          <table:table-cell office:value-type="float" office:value="23670">
            <text:p>23670</text:p>
          </table:table-cell>
          <table:table-cell office:value-type="float" office:value="154.875">
            <text:p>154.875</text:p>
          </table:table-cell>
          <table:table-cell office:value-type="float" office:value="508">
            <text:p>508</text:p>
          </table:table-cell>
          <table:table-cell office:value-type="float" office:value="913.5">
            <text:p>913.5</text:p>
          </table:table-cell>
          <table:table-cell office:value-type="float" office:value="0.0183327414772727">
            <text:p>0.0183327415</text:p>
          </table:table-cell>
          <table:table-cell office:value-type="float" office:value="0.0363064608347627">
            <text:p>0.0363064608</text:p>
          </table:table-cell>
          <table:table-cell office:value-type="float" office:value="0.0385931558935361">
            <text:p>0.0385931559</text:p>
          </table:table-cell>
          <table:table-cell office:value-type="float" office:value="1.0648233304142">
            <text:p>1.0648233304</text:p>
          </table:table-cell>
          <table:table-cell office:value-type="float" office:value="1.12965620475443">
            <text:p>1.1296562048</text:p>
          </table:table-cell>
          <table:table-cell office:value-type="float" office:value="1.13799533172375">
            <text:p>1.1379953317</text:p>
          </table:table-cell>
          <table:table-cell office:value-type="float" office:value="0">
            <text:p>0</text:p>
          </table:table-cell>
          <table:table-cell office:value-type="float" office:value="19.4360793137695">
            <text:p>19.4360793138</text:p>
          </table:table-cell>
          <table:table-cell office:value-type="float" office:value="18.3047517234446">
            <text:p>18.304751723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10054">
            <text:p>10054</text:p>
          </table:table-cell>
          <table:table-cell office:value-type="float" office:value="15270">
            <text:p>15270</text:p>
          </table:table-cell>
          <table:table-cell office:value-type="float" office:value="25615">
            <text:p>25615</text:p>
          </table:table-cell>
          <table:table-cell office:value-type="float" office:value="305.75">
            <text:p>305.75</text:p>
          </table:table-cell>
          <table:table-cell office:value-type="float" office:value="597.25">
            <text:p>597.25</text:p>
          </table:table-cell>
          <table:table-cell office:value-type="float" office:value="891">
            <text:p>891</text:p>
          </table:table-cell>
          <table:table-cell office:value-type="float" office:value="0.0304107817783967">
            <text:p>0.0304107818</text:p>
          </table:table-cell>
          <table:table-cell office:value-type="float" office:value="0.0391126391617551">
            <text:p>0.0391126392</text:p>
          </table:table-cell>
          <table:table-cell office:value-type="float" office:value="0.0347843060706617">
            <text:p>0.0347843061</text:p>
          </table:table-cell>
          <table:table-cell office:value-type="float" office:value="1.1082503748952">
            <text:p>1.1082503749</text:p>
          </table:table-cell>
          <table:table-cell office:value-type="float" office:value="1.13989264220885">
            <text:p>1.1398926422</text:p>
          </table:table-cell>
          <table:table-cell office:value-type="float" office:value="1.124116569227">
            <text:p>1.1241165692</text:p>
          </table:table-cell>
          <table:table-cell office:value-type="float" office:value="23.1376535142872">
            <text:p>23.1376535143</text:p>
          </table:table-cell>
          <table:table-cell office:value-type="float" office:value="18.0661782301007">
            <text:p>18.0661782301</text:p>
          </table:table-cell>
          <table:table-cell office:value-type="float" office:value="20.2716075757376">
            <text:p>20.271607575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11228">
            <text:p>11228</text:p>
          </table:table-cell>
          <table:table-cell office:value-type="float" office:value="15115">
            <text:p>15115</text:p>
          </table:table-cell>
          <table:table-cell office:value-type="float" office:value="25367">
            <text:p>25367</text:p>
          </table:table-cell>
          <table:table-cell office:value-type="float" office:value="472.75">
            <text:p>472.75</text:p>
          </table:table-cell>
          <table:table-cell office:value-type="float" office:value="629.625">
            <text:p>629.625</text:p>
          </table:table-cell>
          <table:table-cell office:value-type="float" office:value="1081.375">
            <text:p>1081.375</text:p>
          </table:table-cell>
          <table:table-cell office:value-type="float" office:value="0.0421045600285002">
            <text:p>0.04210456</text:p>
          </table:table-cell>
          <table:table-cell office:value-type="float" office:value="0.0416556400926232">
            <text:p>0.0416556401</text:p>
          </table:table-cell>
          <table:table-cell office:value-type="float" office:value="0.0426292032956203">
            <text:p>0.0426292033</text:p>
          </table:table-cell>
          <table:table-cell office:value-type="float" office:value="1.15084063629113">
            <text:p>1.1508406363</text:p>
          </table:table-cell>
          <table:table-cell office:value-type="float" office:value="1.14919571733317">
            <text:p>1.1491957173</text:p>
          </table:table-cell>
          <table:table-cell office:value-type="float" office:value="1.15276401952296">
            <text:p>1.1527640195</text:p>
          </table:table-cell>
          <table:table-cell office:value-type="float" office:value="16.8067118613294">
            <text:p>16.8067118613</text:p>
          </table:table-cell>
          <table:table-cell office:value-type="float" office:value="16.9841521853782">
            <text:p>16.9841521854</text:p>
          </table:table-cell>
          <table:table-cell office:value-type="float" office:value="16.6040763651708">
            <text:p>16.604076365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21">
            <text:p>621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0874">
            <text:p>10874</text:p>
          </table:table-cell>
          <table:table-cell office:value-type="float" office:value="15426">
            <text:p>15426</text:p>
          </table:table-cell>
          <table:table-cell office:value-type="float" office:value="24795">
            <text:p>24795</text:p>
          </table:table-cell>
          <table:table-cell office:value-type="float" office:value="478.75">
            <text:p>478.75</text:p>
          </table:table-cell>
          <table:table-cell office:value-type="float" office:value="438.875">
            <text:p>438.875</text:p>
          </table:table-cell>
          <table:table-cell office:value-type="float" office:value="920.75">
            <text:p>920.75</text:p>
          </table:table-cell>
          <table:table-cell office:value-type="float" office:value="0.0440270369689167">
            <text:p>0.044027037</text:p>
          </table:table-cell>
          <table:table-cell office:value-type="float" office:value="0.0284503435757811">
            <text:p>0.0284503436</text:p>
          </table:table-cell>
          <table:table-cell office:value-type="float" office:value="0.0371345029239766">
            <text:p>0.0371345029</text:p>
          </table:table-cell>
          <table:table-cell office:value-type="float" office:value="1.15789385416036">
            <text:p>1.1578938542</text:p>
          </table:table-cell>
          <table:table-cell office:value-type="float" office:value="1.10116266973241">
            <text:p>1.1011626697</text:p>
          </table:table-cell>
          <table:table-cell office:value-type="float" office:value="1.13267354399644">
            <text:p>1.132673544</text:p>
          </table:table-cell>
          <table:table-cell office:value-type="float" office:value="16.0877558536476">
            <text:p>16.0877558536</text:p>
          </table:table-cell>
          <table:table-cell office:value-type="float" office:value="24.7083560060349">
            <text:p>24.708356006</text:p>
          </table:table-cell>
          <table:table-cell office:value-type="float" office:value="19.0103207396932">
            <text:p>19.010320739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480">
            <text:p>10480</text:p>
          </table:table-cell>
          <table:table-cell office:value-type="float" office:value="17348">
            <text:p>17348</text:p>
          </table:table-cell>
          <table:table-cell office:value-type="float" office:value="24861">
            <text:p>24861</text:p>
          </table:table-cell>
          <table:table-cell office:value-type="float" office:value="641.5">
            <text:p>641.5</text:p>
          </table:table-cell>
          <table:table-cell office:value-type="float" office:value="656.125">
            <text:p>656.125</text:p>
          </table:table-cell>
          <table:table-cell office:value-type="float" office:value="727.125">
            <text:p>727.125</text:p>
          </table:table-cell>
          <table:table-cell office:value-type="float" office:value="0.0612118320610687">
            <text:p>0.0612118321</text:p>
          </table:table-cell>
          <table:table-cell office:value-type="float" office:value="0.0378213626931058">
            <text:p>0.0378213627</text:p>
          </table:table-cell>
          <table:table-cell office:value-type="float" office:value="0.0292476167491251">
            <text:p>0.0292476167</text:p>
          </table:table-cell>
          <table:table-cell office:value-type="float" office:value="1.22158531344691">
            <text:p>1.2215853134</text:p>
          </table:table-cell>
          <table:table-cell office:value-type="float" office:value="1.13517846215876">
            <text:p>1.1351784622</text:p>
          </table:table-cell>
          <table:table-cell office:value-type="float" office:value="1.10404328786953">
            <text:p>1.1040432879</text:p>
          </table:table-cell>
          <table:table-cell office:value-type="float" office:value="11.6668871039457">
            <text:p>11.6668871039</text:p>
          </table:table-cell>
          <table:table-cell office:value-type="float" office:value="18.6712988495393">
            <text:p>18.6712988495</text:p>
          </table:table-cell>
          <table:table-cell office:value-type="float" office:value="24.0441789301285">
            <text:p>24.04417893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798">
            <text:p>10798</text:p>
          </table:table-cell>
          <table:table-cell office:value-type="float" office:value="18200">
            <text:p>18200</text:p>
          </table:table-cell>
          <table:table-cell office:value-type="float" office:value="26932">
            <text:p>26932</text:p>
          </table:table-cell>
          <table:table-cell office:value-type="float" office:value="673">
            <text:p>673</text:p>
          </table:table-cell>
          <table:table-cell office:value-type="float" office:value="1070.25">
            <text:p>1070.25</text:p>
          </table:table-cell>
          <table:table-cell office:value-type="float" office:value="423.125">
            <text:p>423.125</text:p>
          </table:table-cell>
          <table:table-cell office:value-type="float" office:value="0.0623263567327283">
            <text:p>0.0623263567</text:p>
          </table:table-cell>
          <table:table-cell office:value-type="float" office:value="0.0588049450549451">
            <text:p>0.0588049451</text:p>
          </table:table-cell>
          <table:table-cell office:value-type="float" office:value="0.0157108643992277">
            <text:p>0.0157108644</text:p>
          </table:table-cell>
          <table:table-cell office:value-type="float" office:value="1.22575601506196">
            <text:p>1.2257560151</text:p>
          </table:table-cell>
          <table:table-cell office:value-type="float" office:value="1.21259502995562">
            <text:p>1.21259503</text:p>
          </table:table-cell>
          <table:table-cell office:value-type="float" office:value="1.05547181466723">
            <text:p>1.0554718147</text:p>
          </table:table-cell>
          <table:table-cell office:value-type="float" office:value="11.4643344085794">
            <text:p>11.4643344086</text:p>
          </table:table-cell>
          <table:table-cell office:value-type="float" office:value="12.1304992400462">
            <text:p>12.13049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1087">
            <text:p>11087</text:p>
          </table:table-cell>
          <table:table-cell office:value-type="float" office:value="18706">
            <text:p>18706</text:p>
          </table:table-cell>
          <table:table-cell office:value-type="float" office:value="27860">
            <text:p>27860</text:p>
          </table:table-cell>
          <table:table-cell office:value-type="float" office:value="368.5">
            <text:p>368.5</text:p>
          </table:table-cell>
          <table:table-cell office:value-type="float" office:value="585">
            <text:p>585</text:p>
          </table:table-cell>
          <table:table-cell office:value-type="float" office:value="473.375">
            <text:p>473.375</text:p>
          </table:table-cell>
          <table:table-cell office:value-type="float" office:value="0.0332371245602958">
            <text:p>0.0332371246</text:p>
          </table:table-cell>
          <table:table-cell office:value-type="float" office:value="0.0312733882176842">
            <text:p>0.0312733882</text:p>
          </table:table-cell>
          <table:table-cell office:value-type="float" office:value="0.0169912060301508">
            <text:p>0.016991206</text:p>
          </table:table-cell>
          <table:table-cell office:value-type="float" office:value="1.11849516060115">
            <text:p>1.1184951606</text:p>
          </table:table-cell>
          <table:table-cell office:value-type="float" office:value="1.1113737873907">
            <text:p>1.1113737874</text:p>
          </table:table-cell>
          <table:table-cell office:value-type="float" office:value="1.06003507522695">
            <text:p>1.0600350752</text:p>
          </table:table-cell>
          <table:table-cell office:value-type="float" office:value="21.1992922899354">
            <text:p>21.1992922899</text:p>
          </table:table-cell>
          <table:table-cell office:value-type="float" office:value="22.5089165079488">
            <text:p>22.5089165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571">
            <text:p>11571</text:p>
          </table:table-cell>
          <table:table-cell office:value-type="float" office:value="18100">
            <text:p>18100</text:p>
          </table:table-cell>
          <table:table-cell office:value-type="float" office:value="28492">
            <text:p>28492</text:p>
          </table:table-cell>
          <table:table-cell office:value-type="float" office:value="329">
            <text:p>329</text:p>
          </table:table-cell>
          <table:table-cell office:value-type="float" office:value="746">
            <text:p>746</text:p>
          </table:table-cell>
          <table:table-cell office:value-type="float" office:value="356.5">
            <text:p>356.5</text:p>
          </table:table-cell>
          <table:table-cell office:value-type="float" office:value="0.0284331518451301">
            <text:p>0.0284331518</text:p>
          </table:table-cell>
          <table:table-cell office:value-type="float" office:value="0.0412154696132597">
            <text:p>0.0412154696</text:p>
          </table:table-cell>
          <table:table-cell office:value-type="float" office:value="0.0125122841499368">
            <text:p>0.0125122841</text:p>
          </table:table-cell>
          <table:table-cell office:value-type="float" office:value="1.1011005819407">
            <text:p>1.1011005819</text:p>
          </table:table-cell>
          <table:table-cell office:value-type="float" office:value="1.14758362491987">
            <text:p>1.1475836249</text:p>
          </table:table-cell>
          <table:table-cell office:value-type="float" office:value="1.04409984674389">
            <text:p>1.0440998467</text:p>
          </table:table-cell>
          <table:table-cell office:value-type="float" office:value="24.7230879820833">
            <text:p>24.7230879821</text:p>
          </table:table-cell>
          <table:table-cell office:value-type="float" office:value="17.1618867778208">
            <text:p>17.1618867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3138">
            <text:p>13138</text:p>
          </table:table-cell>
          <table:table-cell office:value-type="float" office:value="18375">
            <text:p>18375</text:p>
          </table:table-cell>
          <table:table-cell office:value-type="float" office:value="30653">
            <text:p>30653</text:p>
          </table:table-cell>
          <table:table-cell office:value-type="float" office:value="388.625">
            <text:p>388.625</text:p>
          </table:table-cell>
          <table:table-cell office:value-type="float" office:value="677.75">
            <text:p>677.75</text:p>
          </table:table-cell>
          <table:table-cell office:value-type="float" office:value="617.5">
            <text:p>617.5</text:p>
          </table:table-cell>
          <table:table-cell office:value-type="float" office:value="0.0295802253006546">
            <text:p>0.0295802253</text:p>
          </table:table-cell>
          <table:table-cell office:value-type="float" office:value="0.0368843537414966">
            <text:p>0.0368843537</text:p>
          </table:table-cell>
          <table:table-cell office:value-type="float" office:value="0.0201448471601475">
            <text:p>0.0201448472</text:p>
          </table:table-cell>
          <table:table-cell office:value-type="float" office:value="1.10524576842081">
            <text:p>1.1052457684</text:p>
          </table:table-cell>
          <table:table-cell office:value-type="float" office:value="1.13176173097506">
            <text:p>1.131761731</text:p>
          </table:table-cell>
          <table:table-cell office:value-type="float" office:value="1.07130236220004">
            <text:p>1.0713023622</text:p>
          </table:table-cell>
          <table:table-cell office:value-type="float" office:value="23.7776788615659">
            <text:p>23.7776788616</text:p>
          </table:table-cell>
          <table:table-cell office:value-type="float" office:value="19.1369262333898">
            <text:p>19.1369262334</text:p>
          </table:table-cell>
          <table:table-cell office:value-type="float" office:value="34.7535843459087">
            <text:p>34.753584345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4285">
            <text:p>14285</text:p>
          </table:table-cell>
          <table:table-cell office:value-type="float" office:value="19918">
            <text:p>19918</text:p>
          </table:table-cell>
          <table:table-cell office:value-type="float" office:value="31631">
            <text:p>31631</text:p>
          </table:table-cell>
          <table:table-cell office:value-type="float" office:value="419.25">
            <text:p>419.25</text:p>
          </table:table-cell>
          <table:table-cell office:value-type="float" office:value="449.75">
            <text:p>449.75</text:p>
          </table:table-cell>
          <table:table-cell office:value-type="float" office:value="618.125">
            <text:p>618.125</text:p>
          </table:table-cell>
          <table:table-cell office:value-type="float" office:value="0.0293489674483724">
            <text:p>0.0293489674</text:p>
          </table:table-cell>
          <table:table-cell office:value-type="float" office:value="0.0225800783211166">
            <text:p>0.0225800783</text:p>
          </table:table-cell>
          <table:table-cell office:value-type="float" office:value="0.0195417470203282">
            <text:p>0.019541747</text:p>
          </table:table-cell>
          <table:table-cell office:value-type="float" office:value="1.10440965537426">
            <text:p>1.1044096554</text:p>
          </table:table-cell>
          <table:table-cell office:value-type="float" office:value="1.0800295996004">
            <text:p>1.0800295996</text:p>
          </table:table-cell>
          <table:table-cell office:value-type="float" office:value="1.0691445991293">
            <text:p>1.0691445991</text:p>
          </table:table-cell>
          <table:table-cell office:value-type="float" office:value="23.9623326246787">
            <text:p>23.9623326247</text:p>
          </table:table-cell>
          <table:table-cell office:value-type="float" office:value="31.042572419749">
            <text:p>31.0425724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4025">
            <text:p>14025</text:p>
          </table:table-cell>
          <table:table-cell office:value-type="float" office:value="20403">
            <text:p>20403</text:p>
          </table:table-cell>
          <table:table-cell office:value-type="float" office:value="29358">
            <text:p>29358</text:p>
          </table:table-cell>
          <table:table-cell office:value-type="float" office:value="485.375">
            <text:p>485.375</text:p>
          </table:table-cell>
          <table:table-cell office:value-type="float" office:value="283.875">
            <text:p>283.875</text:p>
          </table:table-cell>
          <table:table-cell office:value-type="float" office:value="713.25">
            <text:p>713.25</text:p>
          </table:table-cell>
          <table:table-cell office:value-type="float" office:value="0.0346078431372549">
            <text:p>0.0346078431</text:p>
          </table:table-cell>
          <table:table-cell office:value-type="float" office:value="0.0139133950889575">
            <text:p>0.0139133951</text:p>
          </table:table-cell>
          <table:table-cell office:value-type="float" office:value="0.0242949110974862">
            <text:p>0.0242949111</text:p>
          </table:table-cell>
          <table:table-cell office:value-type="float" office:value="1.12347494848135">
            <text:p>1.1234749485</text:p>
          </table:table-cell>
          <table:table-cell office:value-type="float" office:value="1.04907630463464">
            <text:p>1.0490763046</text:p>
          </table:table-cell>
          <table:table-cell office:value-type="float" office:value="1.08618906454346">
            <text:p>1.0861890645</text:p>
          </table:table-cell>
          <table:table-cell office:value-type="float" office:value="20.3732238294879">
            <text:p>20.3732238295</text:p>
          </table:table-cell>
          <table:table-cell office:value-type="float" office:value="0">
            <text:p>0</text:p>
          </table:table-cell>
          <table:table-cell office:value-type="float" office:value="28.8757372456267">
            <text:p>28.875737245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3632">
            <text:p>13632</text:p>
          </table:table-cell>
          <table:table-cell office:value-type="float" office:value="20038">
            <text:p>20038</text:p>
          </table:table-cell>
          <table:table-cell office:value-type="float" office:value="28538">
            <text:p>28538</text:p>
          </table:table-cell>
          <table:table-cell office:value-type="float" office:value="468.75">
            <text:p>468.75</text:p>
          </table:table-cell>
          <table:table-cell office:value-type="float" office:value="792.375">
            <text:p>792.375</text:p>
          </table:table-cell>
          <table:table-cell office:value-type="float" office:value="1150.125">
            <text:p>1150.125</text:p>
          </table:table-cell>
          <table:table-cell office:value-type="float" office:value="0.0343860035211268">
            <text:p>0.0343860035</text:p>
          </table:table-cell>
          <table:table-cell office:value-type="float" office:value="0.0395436171274578">
            <text:p>0.0395436171</text:p>
          </table:table-cell>
          <table:table-cell office:value-type="float" office:value="0.0403015277875114">
            <text:p>0.0403015278</text:p>
          </table:table-cell>
          <table:table-cell office:value-type="float" office:value="1.12266851091073">
            <text:p>1.1226685109</text:p>
          </table:table-cell>
          <table:table-cell office:value-type="float" office:value="1.14146750735093">
            <text:p>1.1414675074</text:p>
          </table:table-cell>
          <table:table-cell office:value-type="float" office:value="1.14423880501462">
            <text:p>1.144238805</text:p>
          </table:table-cell>
          <table:table-cell office:value-type="float" office:value="20.5024498459917">
            <text:p>20.502449846</text:p>
          </table:table-cell>
          <table:table-cell office:value-type="float" office:value="17.8730077034244">
            <text:p>17.8730077034</text:p>
          </table:table-cell>
          <table:table-cell office:value-type="float" office:value="17.5433213061443">
            <text:p>17.543321306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744">
            <text:p>13744</text:p>
          </table:table-cell>
          <table:table-cell office:value-type="float" office:value="21665">
            <text:p>21665</text:p>
          </table:table-cell>
          <table:table-cell office:value-type="float" office:value="31768">
            <text:p>31768</text:p>
          </table:table-cell>
          <table:table-cell office:value-type="float" office:value="420">
            <text:p>420</text:p>
          </table:table-cell>
          <table:table-cell office:value-type="float" office:value="844.5">
            <text:p>844.5</text:p>
          </table:table-cell>
          <table:table-cell office:value-type="float" office:value="1113.5">
            <text:p>1113.5</text:p>
          </table:table-cell>
          <table:table-cell office:value-type="float" office:value="0.0305587892898719">
            <text:p>0.0305587893</text:p>
          </table:table-cell>
          <table:table-cell office:value-type="float" office:value="0.0389799215324256">
            <text:p>0.0389799215</text:p>
          </table:table-cell>
          <table:table-cell office:value-type="float" office:value="0.0350509947116595">
            <text:p>0.0350509947</text:p>
          </table:table-cell>
          <table:table-cell office:value-type="float" office:value="1.10878608813616">
            <text:p>1.1087860881</text:p>
          </table:table-cell>
          <table:table-cell office:value-type="float" office:value="1.13940781655753">
            <text:p>1.1394078166</text:p>
          </table:table-cell>
          <table:table-cell office:value-type="float" office:value="1.12508648306215">
            <text:p>1.1250864831</text:p>
          </table:table-cell>
          <table:table-cell office:value-type="float" office:value="23.0272512134431">
            <text:p>23.0272512134</text:p>
          </table:table-cell>
          <table:table-cell office:value-type="float" office:value="18.1265243138817">
            <text:p>18.1265243139</text:p>
          </table:table-cell>
          <table:table-cell office:value-type="float" office:value="20.1199762542121">
            <text:p>20.119976254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580">
            <text:p>14580</text:p>
          </table:table-cell>
          <table:table-cell office:value-type="float" office:value="22173">
            <text:p>22173</text:p>
          </table:table-cell>
          <table:table-cell office:value-type="float" office:value="33063">
            <text:p>33063</text:p>
          </table:table-cell>
          <table:table-cell office:value-type="float" office:value="318.75">
            <text:p>318.75</text:p>
          </table:table-cell>
          <table:table-cell office:value-type="float" office:value="460">
            <text:p>460</text:p>
          </table:table-cell>
          <table:table-cell office:value-type="float" office:value="1124.75">
            <text:p>1124.75</text:p>
          </table:table-cell>
          <table:table-cell office:value-type="float" office:value="0.0218621399176955">
            <text:p>0.0218621399</text:p>
          </table:table-cell>
          <table:table-cell office:value-type="float" office:value="0.0207459522843097">
            <text:p>0.0207459523</text:p>
          </table:table-cell>
          <table:table-cell office:value-type="float" office:value="0.0340183891358921">
            <text:p>0.0340183891</text:p>
          </table:table-cell>
          <table:table-cell office:value-type="float" office:value="1.07745427790902">
            <text:p>1.0774542779</text:p>
          </table:table-cell>
          <table:table-cell office:value-type="float" office:value="1.073454406286">
            <text:p>1.0734544063</text:p>
          </table:table-cell>
          <table:table-cell office:value-type="float" office:value="1.12133257354245">
            <text:p>1.1213325735</text:p>
          </table:table-cell>
          <table:table-cell office:value-type="float" office:value="32.0506919052636">
            <text:p>32.0506919053</text:p>
          </table:table-cell>
          <table:table-cell office:value-type="float" office:value="33.7565884711008">
            <text:p>33.7565884711</text:p>
          </table:table-cell>
          <table:table-cell office:value-type="float" office:value="20.7203027939649">
            <text:p>20.72030279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158">
            <text:p>15158</text:p>
          </table:table-cell>
          <table:table-cell office:value-type="float" office:value="20638">
            <text:p>20638</text:p>
          </table:table-cell>
          <table:table-cell office:value-type="float" office:value="34067">
            <text:p>34067</text:p>
          </table:table-cell>
          <table:table-cell office:value-type="float" office:value="233.875">
            <text:p>233.875</text:p>
          </table:table-cell>
          <table:table-cell office:value-type="float" office:value="538.125">
            <text:p>538.125</text:p>
          </table:table-cell>
          <table:table-cell office:value-type="float" office:value="1557.5">
            <text:p>1557.5</text:p>
          </table:table-cell>
          <table:table-cell office:value-type="float" office:value="0.0154291463253727">
            <text:p>0.0154291463</text:p>
          </table:table-cell>
          <table:table-cell office:value-type="float" office:value="0.0260744742707627">
            <text:p>0.0260744743</text:p>
          </table:table-cell>
          <table:table-cell office:value-type="float" office:value="0.0457187307364899">
            <text:p>0.0457187307</text:p>
          </table:table-cell>
          <table:table-cell office:value-type="float" office:value="1.05446860690921">
            <text:p>1.0544686069</text:p>
          </table:table-cell>
          <table:table-cell office:value-type="float" office:value="1.09259322123632">
            <text:p>1.0925932212</text:p>
          </table:table-cell>
          <table:table-cell office:value-type="float" office:value="1.16411235416442">
            <text:p>1.1641123542</text:p>
          </table:table-cell>
          <table:table-cell office:value-type="float" office:value="0">
            <text:p>0</text:p>
          </table:table-cell>
          <table:table-cell office:value-type="float" office:value="26.9284484823793">
            <text:p>26.9284484824</text:p>
          </table:table-cell>
          <table:table-cell office:value-type="float" office:value="15.5051118324928">
            <text:p>15.505111832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321">
            <text:p>15321</text:p>
          </table:table-cell>
          <table:table-cell office:value-type="float" office:value="22198">
            <text:p>22198</text:p>
          </table:table-cell>
          <table:table-cell office:value-type="float" office:value="37838">
            <text:p>37838</text:p>
          </table:table-cell>
          <table:table-cell office:value-type="float" office:value="203.375">
            <text:p>203.375</text:p>
          </table:table-cell>
          <table:table-cell office:value-type="float" office:value="1073.75">
            <text:p>1073.75</text:p>
          </table:table-cell>
          <table:table-cell office:value-type="float" office:value="1953.25">
            <text:p>1953.25</text:p>
          </table:table-cell>
          <table:table-cell office:value-type="float" office:value="0.013274264081979">
            <text:p>0.0132742641</text:p>
          </table:table-cell>
          <table:table-cell office:value-type="float" office:value="0.0483714749076493">
            <text:p>0.0483714749</text:p>
          </table:table-cell>
          <table:table-cell office:value-type="float" office:value="0.0516213859083461">
            <text:p>0.0516213859</text:p>
          </table:table-cell>
          <table:table-cell office:value-type="float" office:value="1.04680528821729">
            <text:p>1.0468052882</text:p>
          </table:table-cell>
          <table:table-cell office:value-type="float" office:value="1.17388616936287">
            <text:p>1.1738861694</text:p>
          </table:table-cell>
          <table:table-cell office:value-type="float" office:value="1.18589779494608">
            <text:p>1.1858977949</text:p>
          </table:table-cell>
          <table:table-cell office:value-type="float" office:value="0">
            <text:p>0</text:p>
          </table:table-cell>
          <table:table-cell office:value-type="float" office:value="14.6735132110713">
            <text:p>14.6735132111</text:p>
          </table:table-cell>
          <table:table-cell office:value-type="float" office:value="13.7711861402328">
            <text:p>13.771186140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236">
            <text:p>23236</text:p>
          </table:table-cell>
          <table:table-cell office:value-type="float" office:value="40300">
            <text:p>40300</text:p>
          </table:table-cell>
          <table:table-cell office:value-type="float" office:value="320">
            <text:p>320</text:p>
          </table:table-cell>
          <table:table-cell office:value-type="float" office:value="1074.25">
            <text:p>1074.25</text:p>
          </table:table-cell>
          <table:table-cell office:value-type="float" office:value="1784.5">
            <text:p>1784.5</text:p>
          </table:table-cell>
          <table:table-cell office:value-type="float" office:value="0.0192215281114849">
            <text:p>0.0192215281</text:p>
          </table:table-cell>
          <table:table-cell office:value-type="float" office:value="0.0462321397830952">
            <text:p>0.0462321398</text:p>
          </table:table-cell>
          <table:table-cell office:value-type="float" office:value="0.0442803970223325">
            <text:p>0.044280397</text:p>
          </table:table-cell>
          <table:table-cell office:value-type="float" office:value="1.06799950399036">
            <text:p>1.067999504</text:p>
          </table:table-cell>
          <table:table-cell office:value-type="float" office:value="1.16600181430872">
            <text:p>1.1660018143</text:p>
          </table:table-cell>
          <table:table-cell office:value-type="float" office:value="1.15882446655666">
            <text:p>1.1588244666</text:p>
          </table:table-cell>
          <table:table-cell office:value-type="float" office:value="0">
            <text:p>0</text:p>
          </table:table-cell>
          <table:table-cell office:value-type="float" office:value="15.3367188693302">
            <text:p>15.3367188693</text:p>
          </table:table-cell>
          <table:table-cell office:value-type="float" office:value="15.9976609553468">
            <text:p>15.997660955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731">
            <text:p>16731</text:p>
          </table:table-cell>
          <table:table-cell office:value-type="float" office:value="23552">
            <text:p>23552</text:p>
          </table:table-cell>
          <table:table-cell office:value-type="float" office:value="40267">
            <text:p>40267</text:p>
          </table:table-cell>
          <table:table-cell office:value-type="float" office:value="383.5">
            <text:p>383.5</text:p>
          </table:table-cell>
          <table:table-cell office:value-type="float" office:value="1214">
            <text:p>1214</text:p>
          </table:table-cell>
          <table:table-cell office:value-type="float" office:value="1986.75">
            <text:p>1986.75</text:p>
          </table:table-cell>
          <table:table-cell office:value-type="float" office:value="0.0229215229215229">
            <text:p>0.0229215229</text:p>
          </table:table-cell>
          <table:table-cell office:value-type="float" office:value="0.0515455163043478">
            <text:p>0.0515455163</text:p>
          </table:table-cell>
          <table:table-cell office:value-type="float" office:value="0.0493394094419748">
            <text:p>0.0493394094</text:p>
          </table:table-cell>
          <table:table-cell office:value-type="float" office:value="1.08125510680289">
            <text:p>1.0812551068</text:p>
          </table:table-cell>
          <table:table-cell office:value-type="float" office:value="1.18561690995734">
            <text:p>1.18561691</text:p>
          </table:table-cell>
          <table:table-cell office:value-type="float" office:value="1.17745931260211">
            <text:p>1.1774593126</text:p>
          </table:table-cell>
          <table:table-cell office:value-type="float" office:value="30.5852788325703">
            <text:p>30.5852788326</text:p>
          </table:table-cell>
          <table:table-cell office:value-type="float" office:value="13.7909542106082">
            <text:p>13.7909542106</text:p>
          </table:table-cell>
          <table:table-cell office:value-type="float" office:value="14.3923422252991">
            <text:p>14.392342225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4835">
            <text:p>24835</text:p>
          </table:table-cell>
          <table:table-cell office:value-type="float" office:value="41804">
            <text:p>41804</text:p>
          </table:table-cell>
          <table:table-cell office:value-type="float" office:value="401.375">
            <text:p>401.375</text:p>
          </table:table-cell>
          <table:table-cell office:value-type="float" office:value="1288.75">
            <text:p>1288.75</text:p>
          </table:table-cell>
          <table:table-cell office:value-type="float" office:value="2162.875">
            <text:p>2162.875</text:p>
          </table:table-cell>
          <table:table-cell office:value-type="float" office:value="0.0252500629089079">
            <text:p>0.0252500629</text:p>
          </table:table-cell>
          <table:table-cell office:value-type="float" office:value="0.0518924904368834">
            <text:p>0.0518924904</text:p>
          </table:table-cell>
          <table:table-cell office:value-type="float" office:value="0.0517384700028705">
            <text:p>0.05173847</text:p>
          </table:table-cell>
          <table:table-cell office:value-type="float" office:value="1.08962484890791">
            <text:p>1.0896248489</text:p>
          </table:table-cell>
          <table:table-cell office:value-type="float" office:value="1.18690166443403">
            <text:p>1.1869016644</text:p>
          </table:table-cell>
          <table:table-cell office:value-type="float" office:value="1.18633130879539">
            <text:p>1.1863313088</text:p>
          </table:table-cell>
          <table:table-cell office:value-type="float" office:value="27.7964383079818">
            <text:p>27.796438308</text:p>
          </table:table-cell>
          <table:table-cell office:value-type="float" office:value="13.7010211911456">
            <text:p>13.7010211911</text:p>
          </table:table-cell>
          <table:table-cell office:value-type="float" office:value="13.740793249448">
            <text:p>13.740793249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5968">
            <text:p>25968</text:p>
          </table:table-cell>
          <table:table-cell office:value-type="float" office:value="43496">
            <text:p>43496</text:p>
          </table:table-cell>
          <table:table-cell office:value-type="float" office:value="677.375">
            <text:p>677.375</text:p>
          </table:table-cell>
          <table:table-cell office:value-type="float" office:value="1147.125">
            <text:p>1147.125</text:p>
          </table:table-cell>
          <table:table-cell office:value-type="float" office:value="1551.25">
            <text:p>1551.25</text:p>
          </table:table-cell>
          <table:table-cell office:value-type="float" office:value="0.0443918343272823">
            <text:p>0.0443918343</text:p>
          </table:table-cell>
          <table:table-cell office:value-type="float" office:value="0.0441745609981516">
            <text:p>0.044174561</text:p>
          </table:table-cell>
          <table:table-cell office:value-type="float" office:value="0.0356641990068052">
            <text:p>0.035664199</text:p>
          </table:table-cell>
          <table:table-cell office:value-type="float" office:value="1.15923386465717">
            <text:p>1.1592338647</text:p>
          </table:table-cell>
          <table:table-cell office:value-type="float" office:value="1.15843569149871">
            <text:p>1.1584356915</text:p>
          </table:table-cell>
          <table:table-cell office:value-type="float" office:value="1.12731768930178">
            <text:p>1.1273176893</text:p>
          </table:table-cell>
          <table:table-cell office:value-type="float" office:value="15.9583594149174">
            <text:p>15.9583594149</text:p>
          </table:table-cell>
          <table:table-cell office:value-type="float" office:value="16.0351706053594">
            <text:p>16.0351706054</text:p>
          </table:table-cell>
          <table:table-cell office:value-type="float" office:value="19.7799272409678">
            <text:p>19.77992724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6364">
            <text:p>16364</text:p>
          </table:table-cell>
          <table:table-cell office:value-type="float" office:value="28106">
            <text:p>28106</text:p>
          </table:table-cell>
          <table:table-cell office:value-type="float" office:value="45489">
            <text:p>45489</text:p>
          </table:table-cell>
          <table:table-cell office:value-type="float" office:value="620.5">
            <text:p>620.5</text:p>
          </table:table-cell>
          <table:table-cell office:value-type="float" office:value="1298.875">
            <text:p>1298.875</text:p>
          </table:table-cell>
          <table:table-cell office:value-type="float" office:value="940.375">
            <text:p>940.375</text:p>
          </table:table-cell>
          <table:table-cell office:value-type="float" office:value="0.0379186018088487">
            <text:p>0.0379186018</text:p>
          </table:table-cell>
          <table:table-cell office:value-type="float" office:value="0.0462134419696862">
            <text:p>0.046213442</text:p>
          </table:table-cell>
          <table:table-cell office:value-type="float" office:value="0.0206725801842204">
            <text:p>0.0206725802</text:p>
          </table:table-cell>
          <table:table-cell office:value-type="float" office:value="1.13553323424272">
            <text:p>1.1355332342</text:p>
          </table:table-cell>
          <table:table-cell office:value-type="float" office:value="1.16593298404253">
            <text:p>1.165932984</text:p>
          </table:table-cell>
          <table:table-cell office:value-type="float" office:value="1.07319164756486">
            <text:p>1.0731916476</text:p>
          </table:table-cell>
          <table:table-cell office:value-type="float" office:value="18.624295698077">
            <text:p>18.6242956981</text:p>
          </table:table-cell>
          <table:table-cell office:value-type="float" office:value="15.3427859234114">
            <text:p>15.3427859234</text:p>
          </table:table-cell>
          <table:table-cell office:value-type="float" office:value="33.8751772390162">
            <text:p>33.87517723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866">
            <text:p>28866</text:p>
          </table:table-cell>
          <table:table-cell office:value-type="float" office:value="48957">
            <text:p>48957</text:p>
          </table:table-cell>
          <table:table-cell office:value-type="float" office:value="537.125">
            <text:p>537.125</text:p>
          </table:table-cell>
          <table:table-cell office:value-type="float" office:value="581.5">
            <text:p>581.5</text:p>
          </table:table-cell>
          <table:table-cell office:value-type="float" office:value="1073.625">
            <text:p>1073.625</text:p>
          </table:table-cell>
          <table:table-cell office:value-type="float" office:value="0.0307737481379626">
            <text:p>0.0307737481</text:p>
          </table:table-cell>
          <table:table-cell office:value-type="float" office:value="0.0201448070394235">
            <text:p>0.020144807</text:p>
          </table:table-cell>
          <table:table-cell office:value-type="float" office:value="0.0219299589435627">
            <text:p>0.0219299589</text:p>
          </table:table-cell>
          <table:table-cell office:value-type="float" office:value="1.10956428468881">
            <text:p>1.1095642847</text:p>
          </table:table-cell>
          <table:table-cell office:value-type="float" office:value="1.07130221860927">
            <text:p>1.0713022186</text:p>
          </table:table-cell>
          <table:table-cell office:value-type="float" office:value="1.07769746557703">
            <text:p>1.0776974656</text:p>
          </table:table-cell>
          <table:table-cell office:value-type="float" office:value="22.8687993805244">
            <text:p>22.8687993805</text:p>
          </table:table-cell>
          <table:table-cell office:value-type="float" office:value="34.7536528760349">
            <text:p>34.753652876</text:p>
          </table:table-cell>
          <table:table-cell office:value-type="float" office:value="31.9526383152026">
            <text:p>31.952638315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30322">
            <text:p>30322</text:p>
          </table:table-cell>
          <table:table-cell office:value-type="float" office:value="51356">
            <text:p>51356</text:p>
          </table:table-cell>
          <table:table-cell office:value-type="float" office:value="816.625">
            <text:p>816.625</text:p>
          </table:table-cell>
          <table:table-cell office:value-type="float" office:value="555.625">
            <text:p>555.625</text:p>
          </table:table-cell>
          <table:table-cell office:value-type="float" office:value="1004">
            <text:p>1004</text:p>
          </table:table-cell>
          <table:table-cell office:value-type="float" office:value="0.0445610062206701">
            <text:p>0.0445610062</text:p>
          </table:table-cell>
          <table:table-cell office:value-type="float" office:value="0.0183241540795462">
            <text:p>0.0183241541</text:p>
          </table:table-cell>
          <table:table-cell office:value-type="float" office:value="0.0195498091751694">
            <text:p>0.0195498092</text:p>
          </table:table-cell>
          <table:table-cell office:value-type="float" office:value="1.15985546099213">
            <text:p>1.159855461</text:p>
          </table:table-cell>
          <table:table-cell office:value-type="float" office:value="1.06479265753896">
            <text:p>1.0647926575</text:p>
          </table:table-cell>
          <table:table-cell office:value-type="float" office:value="1.06917343438911">
            <text:p>1.0691734344</text:p>
          </table:table-cell>
          <table:table-cell office:value-type="float" office:value="15.8990717805288">
            <text:p>15.89907178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044">
            <text:p>31044</text:p>
          </table:table-cell>
          <table:table-cell office:value-type="float" office:value="50248">
            <text:p>50248</text:p>
          </table:table-cell>
          <table:table-cell office:value-type="float" office:value="1015.875">
            <text:p>1015.875</text:p>
          </table:table-cell>
          <table:table-cell office:value-type="float" office:value="1092">
            <text:p>1092</text:p>
          </table:table-cell>
          <table:table-cell office:value-type="float" office:value="783.875">
            <text:p>783.875</text:p>
          </table:table-cell>
          <table:table-cell office:value-type="float" office:value="0.0489814368370299">
            <text:p>0.0489814368</text:p>
          </table:table-cell>
          <table:table-cell office:value-type="float" office:value="0.0351758793969849">
            <text:p>0.0351758794</text:p>
          </table:table-cell>
          <table:table-cell office:value-type="float" office:value="0.0156001233879955">
            <text:p>0.0156001234</text:p>
          </table:table-cell>
          <table:table-cell office:value-type="float" office:value="1.17613742399266">
            <text:p>1.176137424</text:p>
          </table:table-cell>
          <table:table-cell office:value-type="float" office:value="1.1255407691725">
            <text:p>1.1255407692</text:p>
          </table:table-cell>
          <table:table-cell office:value-type="float" office:value="1.05507742500344">
            <text:p>1.055077425</text:p>
          </table:table-cell>
          <table:table-cell office:value-type="float" office:value="14.4950334027264">
            <text:p>14.4950334027</text:p>
          </table:table-cell>
          <table:table-cell office:value-type="float" office:value="20.0497608439791">
            <text:p>20.049760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132">
            <text:p>32132</text:p>
          </table:table-cell>
          <table:table-cell office:value-type="float" office:value="47987">
            <text:p>47987</text:p>
          </table:table-cell>
          <table:table-cell office:value-type="float" office:value="939.5">
            <text:p>939.5</text:p>
          </table:table-cell>
          <table:table-cell office:value-type="float" office:value="673.125">
            <text:p>673.125</text:p>
          </table:table-cell>
          <table:table-cell office:value-type="float" office:value="810.875">
            <text:p>810.875</text:p>
          </table:table-cell>
          <table:table-cell office:value-type="float" office:value="0.0434712196927633">
            <text:p>0.0434712197</text:p>
          </table:table-cell>
          <table:table-cell office:value-type="float" office:value="0.0209487426864185">
            <text:p>0.0209487427</text:p>
          </table:table-cell>
          <table:table-cell office:value-type="float" office:value="0.0168978056556984">
            <text:p>0.0168978057</text:p>
          </table:table-cell>
          <table:table-cell office:value-type="float" office:value="1.15585317293016">
            <text:p>1.1558531729</text:p>
          </table:table-cell>
          <table:table-cell office:value-type="float" office:value="1.07418074504994">
            <text:p>1.074180745</text:p>
          </table:table-cell>
          <table:table-cell office:value-type="float" office:value="1.05970197003346">
            <text:p>1.05970197</text:p>
          </table:table-cell>
          <table:table-cell office:value-type="float" office:value="16.289083108069">
            <text:p>16.2890831081</text:p>
          </table:table-cell>
          <table:table-cell office:value-type="float" office:value="33.4331460886375">
            <text:p>33.4331460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132">
            <text:p>21132</text:p>
          </table:table-cell>
          <table:table-cell office:value-type="float" office:value="34062">
            <text:p>34062</text:p>
          </table:table-cell>
          <table:table-cell office:value-type="float" office:value="48856">
            <text:p>48856</text:p>
          </table:table-cell>
          <table:table-cell office:value-type="float" office:value="1049.5">
            <text:p>1049.5</text:p>
          </table:table-cell>
          <table:table-cell office:value-type="float" office:value="386.25">
            <text:p>386.25</text:p>
          </table:table-cell>
          <table:table-cell office:value-type="float" office:value="637.125">
            <text:p>637.125</text:p>
          </table:table-cell>
          <table:table-cell office:value-type="float" office:value="0.0496640166572023">
            <text:p>0.0496640167</text:p>
          </table:table-cell>
          <table:table-cell office:value-type="float" office:value="0.0113396159943632">
            <text:p>0.011339616</text:p>
          </table:table-cell>
          <table:table-cell office:value-type="float" office:value="0.0130408752251515">
            <text:p>0.0130408752</text:p>
          </table:table-cell>
          <table:table-cell office:value-type="float" office:value="1.17865842681924">
            <text:p>1.1786584268</text:p>
          </table:table-cell>
          <table:table-cell office:value-type="float" office:value="1.03994068628643">
            <text:p>1.0399406863</text:p>
          </table:table-cell>
          <table:table-cell office:value-type="float" office:value="1.04597638956424">
            <text:p>1.0459763896</text:p>
          </table:table-cell>
          <table:table-cell office:value-type="float" office:value="14.3005021304057">
            <text:p>14.3005021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5340">
            <text:p>35340</text:p>
          </table:table-cell>
          <table:table-cell office:value-type="float" office:value="50335">
            <text:p>50335</text:p>
          </table:table-cell>
          <table:table-cell office:value-type="float" office:value="1085.875">
            <text:p>1085.875</text:p>
          </table:table-cell>
          <table:table-cell office:value-type="float" office:value="56.75">
            <text:p>56.75</text:p>
          </table:table-cell>
          <table:table-cell office:value-type="float" office:value="902.25">
            <text:p>902.25</text:p>
          </table:table-cell>
          <table:table-cell office:value-type="float" office:value="0.0484138838111374">
            <text:p>0.0484138838</text:p>
          </table:table-cell>
          <table:table-cell office:value-type="float" office:value="0.00160582908885116">
            <text:p>0.0016058291</text:p>
          </table:table-cell>
          <table:table-cell office:value-type="float" office:value="0.0179249031489024">
            <text:p>0.0179249031</text:p>
          </table:table-cell>
          <table:table-cell office:value-type="float" office:value="1.17404264546451">
            <text:p>1.1740426455</text:p>
          </table:table-cell>
          <table:table-cell office:value-type="float" office:value="1.00562545603762">
            <text:p>1.005625456</text:p>
          </table:table-cell>
          <table:table-cell office:value-type="float" office:value="1.06336691324084">
            <text:p>1.0633669132</text:p>
          </table:table-cell>
          <table:table-cell office:value-type="float" office:value="14.6609585764769">
            <text:p>14.66095857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5350">
            <text:p>35350</text:p>
          </table:table-cell>
          <table:table-cell office:value-type="float" office:value="49767">
            <text:p>49767</text:p>
          </table:table-cell>
          <table:table-cell office:value-type="float" office:value="753.5">
            <text:p>753.5</text:p>
          </table:table-cell>
          <table:table-cell office:value-type="float" office:value="-191.25">
            <text:p>-191.25</text:p>
          </table:table-cell>
          <table:table-cell office:value-type="float" office:value="-207.125">
            <text:p>-207.125</text:p>
          </table:table-cell>
          <table:table-cell office:value-type="float" office:value="0.0323362801476268">
            <text:p>0.0323362801</text:p>
          </table:table-cell>
          <table:table-cell office:value-type="float" office:value="-0.00541018387553041">
            <text:p>-0.0054101839</text:p>
          </table:table-cell>
          <table:table-cell office:value-type="float" office:value="-0.00416189442803464">
            <text:p>-0.0041618944</text:p>
          </table:table-cell>
          <table:table-cell office:value-type="float" office:value="1.11522642514371">
            <text:p>1.1152264251</text:p>
          </table:table-cell>
          <table:table-cell office:value-type="float" office:value="0.981121725811195">
            <text:p>0.9811217258</text:p>
          </table:table-cell>
          <table:table-cell office:value-type="float" office:value="0.98546731937773">
            <text:p>0.9854673194</text:p>
          </table:table-cell>
          <table:table-cell office:value-type="float" office:value="21.7803234256287">
            <text:p>21.7803234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853">
            <text:p>33853</text:p>
          </table:table-cell>
          <table:table-cell office:value-type="float" office:value="51831">
            <text:p>51831</text:p>
          </table:table-cell>
          <table:table-cell office:value-type="float" office:value="497.25">
            <text:p>497.25</text:p>
          </table:table-cell>
          <table:table-cell office:value-type="float" office:value="525.75">
            <text:p>525.75</text:p>
          </table:table-cell>
          <table:table-cell office:value-type="float" office:value="-368.375">
            <text:p>-368.375</text:p>
          </table:table-cell>
          <table:table-cell office:value-type="float" office:value="0.020822864321608">
            <text:p>0.0208228643</text:p>
          </table:table-cell>
          <table:table-cell office:value-type="float" office:value="0.0155303813546805">
            <text:p>0.0155303814</text:p>
          </table:table-cell>
          <table:table-cell office:value-type="float" office:value="-0.00710723312303448">
            <text:p>-0.0071072331</text:p>
          </table:table-cell>
          <table:table-cell office:value-type="float" office:value="1.0737298648156">
            <text:p>1.0737298648</text:p>
          </table:table-cell>
          <table:table-cell office:value-type="float" office:value="1.05482907252162">
            <text:p>1.0548290725</text:p>
          </table:table-cell>
          <table:table-cell office:value-type="float" office:value="0.975223689084203">
            <text:p>0.9752236891</text:p>
          </table:table-cell>
          <table:table-cell office:value-type="float" office:value="33.6331753749967">
            <text:p>33.63317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850">
            <text:p>25850</text:p>
          </table:table-cell>
          <table:table-cell office:value-type="float" office:value="34078">
            <text:p>34078</text:p>
          </table:table-cell>
          <table:table-cell office:value-type="float" office:value="54054">
            <text:p>54054</text:p>
          </table:table-cell>
          <table:table-cell office:value-type="float" office:value="512.5">
            <text:p>512.5</text:p>
          </table:table-cell>
          <table:table-cell office:value-type="float" office:value="373.125">
            <text:p>373.125</text:p>
          </table:table-cell>
          <table:table-cell office:value-type="float" office:value="-206.75">
            <text:p>-206.75</text:p>
          </table:table-cell>
          <table:table-cell office:value-type="float" office:value="0.019825918762089">
            <text:p>0.0198259188</text:p>
          </table:table-cell>
          <table:table-cell office:value-type="float" office:value="0.0109491460766477">
            <text:p>0.0109491461</text:p>
          </table:table-cell>
          <table:table-cell office:value-type="float" office:value="-0.00382487882487882">
            <text:p>-0.0038248788</text:p>
          </table:table-cell>
          <table:table-cell office:value-type="float" office:value="1.07016112709464">
            <text:p>1.0701611271</text:p>
          </table:table-cell>
          <table:table-cell office:value-type="float" office:value="1.03855698351589">
            <text:p>1.0385569835</text:p>
          </table:table-cell>
          <table:table-cell office:value-type="float" office:value="0.986641598321053">
            <text:p>0.9866415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5530">
            <text:p>35530</text:p>
          </table:table-cell>
          <table:table-cell office:value-type="float" office:value="51762">
            <text:p>51762</text:p>
          </table:table-cell>
          <table:table-cell office:value-type="float" office:value="-61.5">
            <text:p>-61.5</text:p>
          </table:table-cell>
          <table:table-cell office:value-type="float" office:value="-139.5">
            <text:p>-139.5</text:p>
          </table:table-cell>
          <table:table-cell office:value-type="float" office:value="-230.875">
            <text:p>-230.875</text:p>
          </table:table-cell>
          <table:table-cell office:value-type="float" office:value="-0.00233104650722056">
            <text:p>-0.0023310465</text:p>
          </table:table-cell>
          <table:table-cell office:value-type="float" office:value="-0.00392625949901492">
            <text:p>-0.0039262595</text:p>
          </table:table-cell>
          <table:table-cell office:value-type="float" office:value="-0.00446031838027897">
            <text:p>-0.0044603184</text:p>
          </table:table-cell>
          <table:table-cell office:value-type="float" office:value="0.991851987429253">
            <text:p>0.9918519874</text:p>
          </table:table-cell>
          <table:table-cell office:value-type="float" office:value="0.986288306160209">
            <text:p>0.9862883062</text:p>
          </table:table-cell>
          <table:table-cell office:value-type="float" office:value="0.984427878771528">
            <text:p>0.98442787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880">
            <text:p>34880</text:p>
          </table:table-cell>
          <table:table-cell office:value-type="float" office:value="48757">
            <text:p>48757</text:p>
          </table:table-cell>
          <table:table-cell office:value-type="float" office:value="327.375">
            <text:p>327.375</text:p>
          </table:table-cell>
          <table:table-cell office:value-type="float" office:value="-603.75">
            <text:p>-603.75</text:p>
          </table:table-cell>
          <table:table-cell office:value-type="float" office:value="-318.5">
            <text:p>-318.5</text:p>
          </table:table-cell>
          <table:table-cell office:value-type="float" office:value="0.0123027057497182">
            <text:p>0.0123027057</text:p>
          </table:table-cell>
          <table:table-cell office:value-type="float" office:value="-0.0173093463302752">
            <text:p>-0.0173093463</text:p>
          </table:table-cell>
          <table:table-cell office:value-type="float" office:value="-0.00653239534836024">
            <text:p>-0.0065323953</text:p>
          </table:table-cell>
          <table:table-cell office:value-type="float" office:value="1.04335612899879">
            <text:p>1.043356129</text:p>
          </table:table-cell>
          <table:table-cell office:value-type="float" office:value="0.940004530245984">
            <text:p>0.9400045302</text:p>
          </table:table-cell>
          <table:table-cell office:value-type="float" office:value="0.977220253771154">
            <text:p>0.97722025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4980">
            <text:p>24980</text:p>
          </table:table-cell>
          <table:table-cell office:value-type="float" office:value="33040">
            <text:p>33040</text:p>
          </table:table-cell>
          <table:table-cell office:value-type="float" office:value="50262">
            <text:p>50262</text:p>
          </table:table-cell>
          <table:table-cell office:value-type="float" office:value="-832">
            <text:p>-832</text:p>
          </table:table-cell>
          <table:table-cell office:value-type="float" office:value="457.75">
            <text:p>457.75</text:p>
          </table:table-cell>
          <table:table-cell office:value-type="float" office:value="-431.75">
            <text:p>-431.75</text:p>
          </table:table-cell>
          <table:table-cell office:value-type="float" office:value="-0.033306645316253">
            <text:p>-0.0333066453</text:p>
          </table:table-cell>
          <table:table-cell office:value-type="float" office:value="0.0138544188861985">
            <text:p>0.0138544189</text:p>
          </table:table-cell>
          <table:table-cell office:value-type="float" office:value="-0.00858998846046715">
            <text:p>-0.0085899885</text:p>
          </table:table-cell>
          <table:table-cell office:value-type="float" office:value="0.885601033332671">
            <text:p>0.8856010333</text:p>
          </table:table-cell>
          <table:table-cell office:value-type="float" office:value="1.04886667815014">
            <text:p>1.0488666782</text:p>
          </table:table-cell>
          <table:table-cell office:value-type="float" office:value="0.970079664675797">
            <text:p>0.9700796647</text:p>
          </table:table-cell>
          <table:table-cell office:value-type="float" office:value="-20.4625474200587">
            <text:p>-20.4625474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835">
            <text:p>33835</text:p>
          </table:table-cell>
          <table:table-cell office:value-type="float" office:value="52523">
            <text:p>52523</text:p>
          </table:table-cell>
          <table:table-cell office:value-type="float" office:value="270.75">
            <text:p>270.75</text:p>
          </table:table-cell>
          <table:table-cell office:value-type="float" office:value="492.75">
            <text:p>492.75</text:p>
          </table:table-cell>
          <table:table-cell office:value-type="float" office:value="-157.125">
            <text:p>-157.125</text:p>
          </table:table-cell>
          <table:table-cell office:value-type="float" office:value="0.010730421686747">
            <text:p>0.0107304217</text:p>
          </table:table-cell>
          <table:table-cell office:value-type="float" office:value="0.0145633220038422">
            <text:p>0.014563322</text:p>
          </table:table-cell>
          <table:table-cell office:value-type="float" office:value="-0.00299154656055442">
            <text:p>-0.0029915466</text:p>
          </table:table-cell>
          <table:table-cell office:value-type="float" office:value="1.03778215412478">
            <text:p>1.0377821541</text:p>
          </table:table-cell>
          <table:table-cell office:value-type="float" office:value="1.05138732409511">
            <text:p>1.0513873241</text:p>
          </table:table-cell>
          <table:table-cell office:value-type="float" office:value="0.989547127765674">
            <text:p>0.98954712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779">
            <text:p>34779</text:p>
          </table:table-cell>
          <table:table-cell office:value-type="float" office:value="50433">
            <text:p>50433</text:p>
          </table:table-cell>
          <table:table-cell office:value-type="float" office:value="-23.125">
            <text:p>-23.125</text:p>
          </table:table-cell>
          <table:table-cell office:value-type="float" office:value="45.125">
            <text:p>45.125</text:p>
          </table:table-cell>
          <table:table-cell office:value-type="float" office:value="-163.75">
            <text:p>-163.75</text:p>
          </table:table-cell>
          <table:table-cell office:value-type="float" office:value="-0.000895554178607389">
            <text:p>-0.0008955542</text:p>
          </table:table-cell>
          <table:table-cell office:value-type="float" office:value="0.0012974783633802">
            <text:p>0.0012974784</text:p>
          </table:table-cell>
          <table:table-cell office:value-type="float" office:value="-0.00324688200186386">
            <text:p>-0.003246882</text:p>
          </table:table-cell>
          <table:table-cell office:value-type="float" office:value="0.996867132328756">
            <text:p>0.9968671323</text:p>
          </table:table-cell>
          <table:table-cell office:value-type="float" office:value="1.00454447383403">
            <text:p>1.0045444738</text:p>
          </table:table-cell>
          <table:table-cell office:value-type="float" office:value="0.988656575789235">
            <text:p>0.9886565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4292">
            <text:p>24292</text:p>
          </table:table-cell>
          <table:table-cell office:value-type="float" office:value="33298">
            <text:p>33298</text:p>
          </table:table-cell>
          <table:table-cell office:value-type="float" office:value="46637">
            <text:p>46637</text:p>
          </table:table-cell>
          <table:table-cell office:value-type="float" office:value="-370.5">
            <text:p>-370.5</text:p>
          </table:table-cell>
          <table:table-cell office:value-type="float" office:value="-292.875">
            <text:p>-292.875</text:p>
          </table:table-cell>
          <table:table-cell office:value-type="float" office:value="-276.625">
            <text:p>-276.625</text:p>
          </table:table-cell>
          <table:table-cell office:value-type="float" office:value="-0.0152519347933476">
            <text:p>-0.0152519348</text:p>
          </table:table-cell>
          <table:table-cell office:value-type="float" office:value="-0.00879557330770617">
            <text:p>-0.0087955733</text:p>
          </table:table-cell>
          <table:table-cell office:value-type="float" office:value="-0.00593144927846988">
            <text:p>-0.0059314493</text:p>
          </table:table-cell>
          <table:table-cell office:value-type="float" office:value="0.947074166392567">
            <text:p>0.9470741664</text:p>
          </table:table-cell>
          <table:table-cell office:value-type="float" office:value="0.969367123158258">
            <text:p>0.9693671232</text:p>
          </table:table-cell>
          <table:table-cell office:value-type="float" office:value="0.97930888442282">
            <text:p>0.97930888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22084">
            <text:p>22084</text:p>
          </table:table-cell>
          <table:table-cell office:value-type="float" office:value="31420">
            <text:p>31420</text:p>
          </table:table-cell>
          <table:table-cell office:value-type="float" office:value="49200">
            <text:p>49200</text:p>
          </table:table-cell>
          <table:table-cell office:value-type="float" office:value="-310.75">
            <text:p>-310.75</text:p>
          </table:table-cell>
          <table:table-cell office:value-type="float" office:value="-1039.125">
            <text:p>-1039.125</text:p>
          </table:table-cell>
          <table:table-cell office:value-type="float" office:value="-444.75">
            <text:p>-444.75</text:p>
          </table:table-cell>
          <table:table-cell office:value-type="float" office:value="-0.0140712733200507">
            <text:p>-0.0140712733</text:p>
          </table:table-cell>
          <table:table-cell office:value-type="float" office:value="-0.0330720878421388">
            <text:p>-0.0330720878</text:p>
          </table:table-cell>
          <table:table-cell office:value-type="float" office:value="-0.00903963414634146">
            <text:p>-0.0090396341</text:p>
          </table:table-cell>
          <table:table-cell office:value-type="float" office:value="0.951138624816204">
            <text:p>0.9511386248</text:p>
          </table:table-cell>
          <table:table-cell office:value-type="float" office:value="0.886391468021221">
            <text:p>0.886391468</text:p>
          </table:table-cell>
          <table:table-cell office:value-type="float" office:value="0.968521441859384">
            <text:p>0.9685214419</text:p>
          </table:table-cell>
          <table:table-cell office:value-type="float" office:value="0">
            <text:p>0</text:p>
          </table:table-cell>
          <table:table-cell office:value-type="float" office:value="-20.6101600309077">
            <text:p>-20.6101600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0332">
            <text:p>20332</text:p>
          </table:table-cell>
          <table:table-cell office:value-type="float" office:value="32762">
            <text:p>32762</text:p>
          </table:table-cell>
          <table:table-cell office:value-type="float" office:value="51168">
            <text:p>51168</text:p>
          </table:table-cell>
          <table:table-cell office:value-type="float" office:value="-383.125">
            <text:p>-383.125</text:p>
          </table:table-cell>
          <table:table-cell office:value-type="float" office:value="-1559">
            <text:p>-1559</text:p>
          </table:table-cell>
          <table:table-cell office:value-type="float" office:value="-186.375">
            <text:p>-186.375</text:p>
          </table:table-cell>
          <table:table-cell office:value-type="float" office:value="-0.0188434487507378">
            <text:p>-0.0188434488</text:p>
          </table:table-cell>
          <table:table-cell office:value-type="float" office:value="-0.0475856174836701">
            <text:p>-0.0475856175</text:p>
          </table:table-cell>
          <table:table-cell office:value-type="float" office:value="-0.00364241322701689">
            <text:p>-0.0036424132</text:p>
          </table:table-cell>
          <table:table-cell office:value-type="float" office:value="0.934743877471628">
            <text:p>0.9347438775</text:p>
          </table:table-cell>
          <table:table-cell office:value-type="float" office:value="0.837888545150107">
            <text:p>0.8378885452</text:p>
          </table:table-cell>
          <table:table-cell office:value-type="float" office:value="0.987277557366709">
            <text:p>0.9872775574</text:p>
          </table:table-cell>
          <table:table-cell office:value-type="float" office:value="0">
            <text:p>0</text:p>
          </table:table-cell>
          <table:table-cell office:value-type="float" office:value="-14.2169271429755">
            <text:p>-14.216927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1321">
            <text:p>21321</text:p>
          </table:table-cell>
          <table:table-cell office:value-type="float" office:value="33612">
            <text:p>33612</text:p>
          </table:table-cell>
          <table:table-cell office:value-type="float" office:value="48822">
            <text:p>48822</text:p>
          </table:table-cell>
          <table:table-cell office:value-type="float" office:value="-525.125">
            <text:p>-525.125</text:p>
          </table:table-cell>
          <table:table-cell office:value-type="float" office:value="-955.125">
            <text:p>-955.125</text:p>
          </table:table-cell>
          <table:table-cell office:value-type="float" office:value="-181.75">
            <text:p>-181.75</text:p>
          </table:table-cell>
          <table:table-cell office:value-type="float" office:value="-0.0246294732892453">
            <text:p>-0.0246294733</text:p>
          </table:table-cell>
          <table:table-cell office:value-type="float" office:value="-0.0284161906461978">
            <text:p>-0.0284161906</text:p>
          </table:table-cell>
          <table:table-cell office:value-type="float" office:value="-0.00372270697636312">
            <text:p>-0.003722707</text:p>
          </table:table-cell>
          <table:table-cell office:value-type="float" office:value="0.914985800958472">
            <text:p>0.914985801</text:p>
          </table:table-cell>
          <table:table-cell office:value-type="float" office:value="0.902125993324356">
            <text:p>0.9021259933</text:p>
          </table:table-cell>
          <table:table-cell office:value-type="float" office:value="0.986997688335304">
            <text:p>0.9869976883</text:p>
          </table:table-cell>
          <table:table-cell office:value-type="float" office:value="-27.7949824571332">
            <text:p>-27.7949824571</text:p>
          </table:table-cell>
          <table:table-cell office:value-type="float" office:value="-24.0444460385444">
            <text:p>-24.0444460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747">
            <text:p>747</text:p>
          </table:table-cell>
          <table:table-cell office:value-type="float" office:value="20815">
            <text:p>20815</text:p>
          </table:table-cell>
          <table:table-cell office:value-type="float" office:value="31294">
            <text:p>31294</text:p>
          </table:table-cell>
          <table:table-cell office:value-type="float" office:value="50400">
            <text:p>50400</text:p>
          </table:table-cell>
          <table:table-cell office:value-type="float" office:value="-173.625">
            <text:p>-173.625</text:p>
          </table:table-cell>
          <table:table-cell office:value-type="float" office:value="-1335.5">
            <text:p>-1335.5</text:p>
          </table:table-cell>
          <table:table-cell office:value-type="float" office:value="515.375">
            <text:p>515.375</text:p>
          </table:table-cell>
          <table:table-cell office:value-type="float" office:value="-0.00834134037953399">
            <text:p>-0.0083413404</text:p>
          </table:table-cell>
          <table:table-cell office:value-type="float" office:value="-0.0426759123154598">
            <text:p>-0.0426759123</text:p>
          </table:table-cell>
          <table:table-cell office:value-type="float" office:value="0.0102256944444444">
            <text:p>0.0102256944</text:p>
          </table:table-cell>
          <table:table-cell office:value-type="float" office:value="0.970941681471913">
            <text:p>0.9709416815</text:p>
          </table:table-cell>
          <table:table-cell office:value-type="float" office:value="0.854203924540126">
            <text:p>0.8542039245</text:p>
          </table:table-cell>
          <table:table-cell office:value-type="float" office:value="1.03599487761622">
            <text:p>1.0359948776</text:p>
          </table:table-cell>
          <table:table-cell office:value-type="float" office:value="0">
            <text:p>0</text:p>
          </table:table-cell>
          <table:table-cell office:value-type="float" office:value="-15.8930247473199">
            <text:p>-15.8930247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687">
            <text:p>687</text:p>
          </table:table-cell>
          <table:table-cell office:value-type="float" office:value="19067">
            <text:p>19067</text:p>
          </table:table-cell>
          <table:table-cell office:value-type="float" office:value="28722">
            <text:p>28722</text:p>
          </table:table-cell>
          <table:table-cell office:value-type="float" office:value="50680">
            <text:p>50680</text:p>
          </table:table-cell>
          <table:table-cell office:value-type="float" office:value="-50.75">
            <text:p>-50.75</text:p>
          </table:table-cell>
          <table:table-cell office:value-type="float" office:value="-689.375">
            <text:p>-689.375</text:p>
          </table:table-cell>
          <table:table-cell office:value-type="float" office:value="1378.875">
            <text:p>1378.875</text:p>
          </table:table-cell>
          <table:table-cell office:value-type="float" office:value="-0.00266166675407773">
            <text:p>-0.0026616668</text:p>
          </table:table-cell>
          <table:table-cell office:value-type="float" office:value="-0.0240016363762969">
            <text:p>-0.0240016364</text:p>
          </table:table-cell>
          <table:table-cell office:value-type="float" office:value="0.0272074782951855">
            <text:p>0.0272074783</text:p>
          </table:table-cell>
          <table:table-cell office:value-type="float" office:value="0.990698051921751">
            <text:p>0.9906980519</text:p>
          </table:table-cell>
          <table:table-cell office:value-type="float" office:value="0.917123386638491">
            <text:p>0.9171233866</text:p>
          </table:table-cell>
          <table:table-cell office:value-type="float" office:value="1.09667705790851">
            <text:p>1.0966770579</text:p>
          </table:table-cell>
          <table:table-cell office:value-type="float" office:value="0">
            <text:p>0</text:p>
          </table:table-cell>
          <table:table-cell office:value-type="float" office:value="-28.5311865999553">
            <text:p>-28.5311866</text:p>
          </table:table-cell>
          <table:table-cell office:value-type="float" office:value="25.821370870057">
            <text:p>25.821370870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744">
            <text:p>744</text:p>
          </table:table-cell>
          <table:table-cell office:value-type="float" office:value="17910">
            <text:p>17910</text:p>
          </table:table-cell>
          <table:table-cell office:value-type="float" office:value="29043">
            <text:p>29043</text:p>
          </table:table-cell>
          <table:table-cell office:value-type="float" office:value="51912">
            <text:p>51912</text:p>
          </table:table-cell>
          <table:table-cell office:value-type="float" office:value="-868.25">
            <text:p>-868.25</text:p>
          </table:table-cell>
          <table:table-cell office:value-type="float" office:value="433.125">
            <text:p>433.125</text:p>
          </table:table-cell>
          <table:table-cell office:value-type="float" office:value="1855">
            <text:p>1855</text:p>
          </table:table-cell>
          <table:table-cell office:value-type="float" office:value="-0.0484785036292574">
            <text:p>-0.0484785036</text:p>
          </table:table-cell>
          <table:table-cell office:value-type="float" office:value="0.0149132321041215">
            <text:p>0.0149132321</text:p>
          </table:table-cell>
          <table:table-cell office:value-type="float" office:value="0.0357335490830637">
            <text:p>0.0357335491</text:p>
          </table:table-cell>
          <table:table-cell office:value-type="float" office:value="0.834931561313298">
            <text:p>0.8349315613</text:p>
          </table:table-cell>
          <table:table-cell office:value-type="float" office:value="1.05263222516834">
            <text:p>1.0526322252</text:p>
          </table:table-cell>
          <table:table-cell office:value-type="float" office:value="1.12757011938966">
            <text:p>1.1275701194</text:p>
          </table:table-cell>
          <table:table-cell office:value-type="float" office:value="-13.948587824902">
            <text:p>-13.9485878249</text:p>
          </table:table-cell>
          <table:table-cell office:value-type="float" office:value="0">
            <text:p>0</text:p>
          </table:table-cell>
          <table:table-cell office:value-type="float" office:value="19.7422040602386">
            <text:p>19.742204060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04">
            <text:p>704</text:p>
          </table:table-cell>
          <table:table-cell office:value-type="float" office:value="15840">
            <text:p>15840</text:p>
          </table:table-cell>
          <table:table-cell office:value-type="float" office:value="29058">
            <text:p>29058</text:p>
          </table:table-cell>
          <table:table-cell office:value-type="float" office:value="50680">
            <text:p>50680</text:p>
          </table:table-cell>
          <table:table-cell office:value-type="float" office:value="-1087.25">
            <text:p>-1087.25</text:p>
          </table:table-cell>
          <table:table-cell office:value-type="float" office:value="-966.5">
            <text:p>-966.5</text:p>
          </table:table-cell>
          <table:table-cell office:value-type="float" office:value="1134">
            <text:p>1134</text:p>
          </table:table-cell>
          <table:table-cell office:value-type="float" office:value="-0.0686395202020202">
            <text:p>-0.0686395202</text:p>
          </table:table-cell>
          <table:table-cell office:value-type="float" office:value="-0.0332610640787391">
            <text:p>-0.0332610641</text:p>
          </table:table-cell>
          <table:table-cell office:value-type="float" office:value="0.0223756906077348">
            <text:p>0.0223756906</text:p>
          </table:table-cell>
          <table:table-cell office:value-type="float" office:value="0.768995991410714">
            <text:p>0.7689959914</text:p>
          </table:table-cell>
          <table:table-cell office:value-type="float" office:value="0.885754620556367">
            <text:p>0.8857546206</text:p>
          </table:table-cell>
          <table:table-cell office:value-type="float" office:value="1.07929623332621">
            <text:p>1.0792962333</text:p>
          </table:table-cell>
          <table:table-cell office:value-type="float" office:value="-9.74768801915956">
            <text:p>-9.7476880192</text:p>
          </table:table-cell>
          <table:table-cell office:value-type="float" office:value="-20.4910698164349">
            <text:p>-20.4910698164</text:p>
          </table:table-cell>
          <table:table-cell office:value-type="float" office:value="31.3229841881665">
            <text:p>31.322984188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4076">
            <text:p>14076</text:p>
          </table:table-cell>
          <table:table-cell office:value-type="float" office:value="28896">
            <text:p>28896</text:p>
          </table:table-cell>
          <table:table-cell office:value-type="float" office:value="46467">
            <text:p>46467</text:p>
          </table:table-cell>
          <table:table-cell office:value-type="float" office:value="-867.375">
            <text:p>-867.375</text:p>
          </table:table-cell>
          <table:table-cell office:value-type="float" office:value="-430.5">
            <text:p>-430.5</text:p>
          </table:table-cell>
          <table:table-cell office:value-type="float" office:value="840.375">
            <text:p>840.375</text:p>
          </table:table-cell>
          <table:table-cell office:value-type="float" office:value="-0.0616208439897698">
            <text:p>-0.061620844</text:p>
          </table:table-cell>
          <table:table-cell office:value-type="float" office:value="-0.0148982558139535">
            <text:p>-0.0148982558</text:p>
          </table:table-cell>
          <table:table-cell office:value-type="float" office:value="0.0180854154561302">
            <text:p>0.0180854155</text:p>
          </table:table-cell>
          <table:table-cell office:value-type="float" office:value="0.791769417727268">
            <text:p>0.7917694177</text:p>
          </table:table-cell>
          <table:table-cell office:value-type="float" office:value="0.948291142382707">
            <text:p>0.9482911424</text:p>
          </table:table-cell>
          <table:table-cell office:value-type="float" office:value="1.06394003531081">
            <text:p>1.0639400353</text:p>
          </table:table-cell>
          <table:table-cell office:value-type="float" office:value="-10.8983359474667">
            <text:p>-10.89833594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737">
            <text:p>737</text:p>
          </table:table-cell>
          <table:table-cell office:value-type="float" office:value="16362">
            <text:p>16362</text:p>
          </table:table-cell>
          <table:table-cell office:value-type="float" office:value="27430">
            <text:p>27430</text:p>
          </table:table-cell>
          <table:table-cell office:value-type="float" office:value="49504">
            <text:p>49504</text:p>
          </table:table-cell>
          <table:table-cell office:value-type="float" office:value="-736.25">
            <text:p>-736.25</text:p>
          </table:table-cell>
          <table:table-cell office:value-type="float" office:value="-589.625">
            <text:p>-589.625</text:p>
          </table:table-cell>
          <table:table-cell office:value-type="float" office:value="630">
            <text:p>630</text:p>
          </table:table-cell>
          <table:table-cell office:value-type="float" office:value="-0.0449975553110867">
            <text:p>-0.0449975553</text:p>
          </table:table-cell>
          <table:table-cell office:value-type="float" office:value="-0.0214956252278527">
            <text:p>-0.0214956252</text:p>
          </table:table-cell>
          <table:table-cell office:value-type="float" office:value="0.0127262443438914">
            <text:p>0.0127262443</text:p>
          </table:table-cell>
          <table:table-cell office:value-type="float" office:value="0.846477125179786">
            <text:p>0.8464771252</text:p>
          </table:table-cell>
          <table:table-cell office:value-type="float" office:value="0.925670953034231">
            <text:p>0.925670953</text:p>
          </table:table-cell>
          <table:table-cell office:value-type="float" office:value="1.04485929150202">
            <text:p>1.0448592915</text:p>
          </table:table-cell>
          <table:table-cell office:value-type="float" office:value="-15.054874578489">
            <text:p>-15.0548745785</text:p>
          </table:table-cell>
          <table:table-cell office:value-type="float" office:value="-31.8981363285299">
            <text:p>-31.8981363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70">
            <text:p>870</text:p>
          </table:table-cell>
          <table:table-cell office:value-type="float" office:value="17784">
            <text:p>17784</text:p>
          </table:table-cell>
          <table:table-cell office:value-type="float" office:value="28652">
            <text:p>28652</text:p>
          </table:table-cell>
          <table:table-cell office:value-type="float" office:value="56112">
            <text:p>56112</text:p>
          </table:table-cell>
          <table:table-cell office:value-type="float" office:value="-1413.5">
            <text:p>-1413.5</text:p>
          </table:table-cell>
          <table:table-cell office:value-type="float" office:value="-1069.375">
            <text:p>-1069.375</text:p>
          </table:table-cell>
          <table:table-cell office:value-type="float" office:value="-329">
            <text:p>-329</text:p>
          </table:table-cell>
          <table:table-cell office:value-type="float" office:value="-0.0794815564552407">
            <text:p>-0.0794815565</text:p>
          </table:table-cell>
          <table:table-cell office:value-type="float" office:value="-0.0373228744939271">
            <text:p>-0.0373228745</text:p>
          </table:table-cell>
          <table:table-cell office:value-type="float" office:value="-0.00586327345309381">
            <text:p>-0.0058632735</text:p>
          </table:table-cell>
          <table:table-cell office:value-type="float" office:value="0.734196495327091">
            <text:p>0.7341964953</text:p>
          </table:table-cell>
          <table:table-cell office:value-type="float" office:value="0.872100213313814">
            <text:p>0.8721002133</text:p>
          </table:table-cell>
          <table:table-cell office:value-type="float" office:value="0.97954592374632">
            <text:p>0.9795459237</text:p>
          </table:table-cell>
          <table:table-cell office:value-type="float" office:value="-8.36949883568095">
            <text:p>-8.3694988357</text:p>
          </table:table-cell>
          <table:table-cell office:value-type="float" office:value="-18.2228744837707">
            <text:p>-18.2228744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900">
            <text:p>900</text:p>
          </table:table-cell>
          <table:table-cell office:value-type="float" office:value="15840">
            <text:p>15840</text:p>
          </table:table-cell>
          <table:table-cell office:value-type="float" office:value="26817">
            <text:p>26817</text:p>
          </table:table-cell>
          <table:table-cell office:value-type="float" office:value="57792">
            <text:p>57792</text:p>
          </table:table-cell>
          <table:table-cell office:value-type="float" office:value="-1087.25">
            <text:p>-1087.25</text:p>
          </table:table-cell>
          <table:table-cell office:value-type="float" office:value="13.125">
            <text:p>13.125</text:p>
          </table:table-cell>
          <table:table-cell office:value-type="float" office:value="-861">
            <text:p>-861</text:p>
          </table:table-cell>
          <table:table-cell office:value-type="float" office:value="-0.0686395202020202">
            <text:p>-0.0686395202</text:p>
          </table:table-cell>
          <table:table-cell office:value-type="float" office:value="0.000489428347689898">
            <text:p>0.0004894283</text:p>
          </table:table-cell>
          <table:table-cell office:value-type="float" office:value="-0.0148982558139535">
            <text:p>-0.0148982558</text:p>
          </table:table-cell>
          <table:table-cell office:value-type="float" office:value="0.768995991410714">
            <text:p>0.7689959914</text:p>
          </table:table-cell>
          <table:table-cell office:value-type="float" office:value="1.00171346871553">
            <text:p>1.0017134687</text:p>
          </table:table-cell>
          <table:table-cell office:value-type="float" office:value="0.948291142382707">
            <text:p>0.9482911424</text:p>
          </table:table-cell>
          <table:table-cell office:value-type="float" office:value="-9.74768801915956">
            <text:p>-9.7476880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05">
            <text:p>905</text:p>
          </table:table-cell>
          <table:table-cell office:value-type="float" office:value="14076">
            <text:p>14076</text:p>
          </table:table-cell>
          <table:table-cell office:value-type="float" office:value="25428">
            <text:p>25428</text:p>
          </table:table-cell>
          <table:table-cell office:value-type="float" office:value="54768">
            <text:p>54768</text:p>
          </table:table-cell>
          <table:table-cell office:value-type="float" office:value="-867.375">
            <text:p>-867.375</text:p>
          </table:table-cell>
          <table:table-cell office:value-type="float" office:value="-797.75">
            <text:p>-797.75</text:p>
          </table:table-cell>
          <table:table-cell office:value-type="float" office:value="560">
            <text:p>560</text:p>
          </table:table-cell>
          <table:table-cell office:value-type="float" office:value="-0.0616208439897698">
            <text:p>-0.061620844</text:p>
          </table:table-cell>
          <table:table-cell office:value-type="float" office:value="-0.0313728960201353">
            <text:p>-0.031372896</text:p>
          </table:table-cell>
          <table:table-cell office:value-type="float" office:value="0.0102249488752556">
            <text:p>0.0102249489</text:p>
          </table:table-cell>
          <table:table-cell office:value-type="float" office:value="0.791769417727268">
            <text:p>0.7917694177</text:p>
          </table:table-cell>
          <table:table-cell office:value-type="float" office:value="0.892124010794719">
            <text:p>0.8921240108</text:p>
          </table:table-cell>
          <table:table-cell office:value-type="float" office:value="1.03599223823922">
            <text:p>1.0359922382</text:p>
          </table:table-cell>
          <table:table-cell office:value-type="float" office:value="-10.8983359474667">
            <text:p>-10.8983359475</text:p>
          </table:table-cell>
          <table:table-cell office:value-type="float" office:value="-21.7454072444591">
            <text:p>-21.7454072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927">
            <text:p>927</text:p>
          </table:table-cell>
          <table:table-cell office:value-type="float" office:value="15462">
            <text:p>15462</text:p>
          </table:table-cell>
          <table:table-cell office:value-type="float" office:value="26277">
            <text:p>26277</text:p>
          </table:table-cell>
          <table:table-cell office:value-type="float" office:value="55720">
            <text:p>55720</text:p>
          </table:table-cell>
          <table:table-cell office:value-type="float" office:value="-586.625">
            <text:p>-586.625</text:p>
          </table:table-cell>
          <table:table-cell office:value-type="float" office:value="-101.375">
            <text:p>-101.375</text:p>
          </table:table-cell>
          <table:table-cell office:value-type="float" office:value="728">
            <text:p>728</text:p>
          </table:table-cell>
          <table:table-cell office:value-type="float" office:value="-0.0379397878670288">
            <text:p>-0.0379397879</text:p>
          </table:table-cell>
          <table:table-cell office:value-type="float" office:value="-0.00385793659854626">
            <text:p>-0.0038579366</text:p>
          </table:table-cell>
          <table:table-cell office:value-type="float" office:value="0.0130653266331658">
            <text:p>0.0130653266</text:p>
          </table:table-cell>
          <table:table-cell office:value-type="float" office:value="0.870032020372054">
            <text:p>0.8700320204</text:p>
          </table:table-cell>
          <table:table-cell office:value-type="float" office:value="0.986526393907693">
            <text:p>0.9865263939</text:p>
          </table:table-cell>
          <table:table-cell office:value-type="float" office:value="1.04606322062574">
            <text:p>1.0460632206</text:p>
          </table:table-cell>
          <table:table-cell office:value-type="float" office:value="-17.9208564280686">
            <text:p>-17.9208564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2600">
            <text:p>12600</text:p>
          </table:table-cell>
          <table:table-cell office:value-type="float" office:value="24706">
            <text:p>24706</text:p>
          </table:table-cell>
          <table:table-cell office:value-type="float" office:value="51489">
            <text:p>51489</text:p>
          </table:table-cell>
          <table:table-cell office:value-type="float" office:value="20.25">
            <text:p>20.25</text:p>
          </table:table-cell>
          <table:table-cell office:value-type="float" office:value="11">
            <text:p>11</text:p>
          </table:table-cell>
          <table:table-cell office:value-type="float" office:value="290.25">
            <text:p>290.25</text:p>
          </table:table-cell>
          <table:table-cell office:value-type="float" office:value="0.00160714285714286">
            <text:p>0.0016071429</text:p>
          </table:table-cell>
          <table:table-cell office:value-type="float" office:value="0.000445235975066785">
            <text:p>0.000445236</text:p>
          </table:table-cell>
          <table:table-cell office:value-type="float" office:value="0.0056371263765076">
            <text:p>0.0056371264</text:p>
          </table:table-cell>
          <table:table-cell office:value-type="float" office:value="1.0056300625">
            <text:p>1.0056300625</text:p>
          </table:table-cell>
          <table:table-cell office:value-type="float" office:value="1.00155871445348">
            <text:p>1.0015587145</text:p>
          </table:table-cell>
          <table:table-cell office:value-type="float" office:value="1.01979222561759">
            <text:p>1.0197922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2492">
            <text:p>12492</text:p>
          </table:table-cell>
          <table:table-cell office:value-type="float" office:value="24530">
            <text:p>24530</text:p>
          </table:table-cell>
          <table:table-cell office:value-type="float" office:value="49221">
            <text:p>49221</text:p>
          </table:table-cell>
          <table:table-cell office:value-type="float" office:value="33.75">
            <text:p>33.75</text:p>
          </table:table-cell>
          <table:table-cell office:value-type="float" office:value="11">
            <text:p>11</text:p>
          </table:table-cell>
          <table:table-cell office:value-type="float" office:value="10.125">
            <text:p>10.125</text:p>
          </table:table-cell>
          <table:table-cell office:value-type="float" office:value="0.00270172910662824">
            <text:p>0.0027017291</text:p>
          </table:table-cell>
          <table:table-cell office:value-type="float" office:value="0.000448430493273543">
            <text:p>0.0004484305</text:p>
          </table:table-cell>
          <table:table-cell office:value-type="float" office:value="0.000205704882062534">
            <text:p>0.0002057049</text:p>
          </table:table-cell>
          <table:table-cell office:value-type="float" office:value="1.00947035857992">
            <text:p>1.0094703586</text:p>
          </table:table-cell>
          <table:table-cell office:value-type="float" office:value="1.00156990086268">
            <text:p>1.0015699009</text:p>
          </table:table-cell>
          <table:table-cell office:value-type="float" office:value="1.00072005002364">
            <text:p>1.00072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4184">
            <text:p>14184</text:p>
          </table:table-cell>
          <table:table-cell office:value-type="float" office:value="25648">
            <text:p>25648</text:p>
          </table:table-cell>
          <table:table-cell office:value-type="float" office:value="53028">
            <text:p>53028</text:p>
          </table:table-cell>
          <table:table-cell office:value-type="float" office:value="146.25">
            <text:p>146.25</text:p>
          </table:table-cell>
          <table:table-cell office:value-type="float" office:value="21">
            <text:p>21</text:p>
          </table:table-cell>
          <table:table-cell office:value-type="float" office:value="-70.875">
            <text:p>-70.875</text:p>
          </table:table-cell>
          <table:table-cell office:value-type="float" office:value="0.0103109137055838">
            <text:p>0.0103109137</text:p>
          </table:table-cell>
          <table:table-cell office:value-type="float" office:value="0.000818777292576419">
            <text:p>0.0008187773</text:p>
          </table:table-cell>
          <table:table-cell office:value-type="float" office:value="-0.00133655804480652">
            <text:p>-0.001336558</text:p>
          </table:table-cell>
          <table:table-cell office:value-type="float" office:value="1.03629657525477">
            <text:p>1.0362965753</text:p>
          </table:table-cell>
          <table:table-cell office:value-type="float" office:value="1.00286703450068">
            <text:p>1.0028670345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5462">
            <text:p>15462</text:p>
          </table:table-cell>
          <table:table-cell office:value-type="float" office:value="26619">
            <text:p>26619</text:p>
          </table:table-cell>
          <table:table-cell office:value-type="float" office:value="55485">
            <text:p>55485</text:p>
          </table:table-cell>
          <table:table-cell office:value-type="float" office:value="-40.5">
            <text:p>-40.5</text:p>
          </table:table-cell>
          <table:table-cell office:value-type="float" office:value="-617.5">
            <text:p>-617.5</text:p>
          </table:table-cell>
          <table:table-cell office:value-type="float" office:value="-752.625">
            <text:p>-752.625</text:p>
          </table:table-cell>
          <table:table-cell office:value-type="float" office:value="-0.00261932479627474">
            <text:p>-0.0026193248</text:p>
          </table:table-cell>
          <table:table-cell office:value-type="float" office:value="-0.023197715917202">
            <text:p>-0.0231977159</text:p>
          </table:table-cell>
          <table:table-cell office:value-type="float" office:value="-0.0135644768856448">
            <text:p>-0.0135644769</text:p>
          </table:table-cell>
          <table:table-cell office:value-type="float" office:value="0.99084581050332">
            <text:p>0.9908458105</text:p>
          </table:table-cell>
          <table:table-cell office:value-type="float" office:value="0.919862736976392">
            <text:p>0.919862737</text:p>
          </table:table-cell>
          <table:table-cell office:value-type="float" office:value="0.952884961165279">
            <text:p>0.9528849612</text:p>
          </table:table-cell>
          <table:table-cell office:value-type="float" office:value="0">
            <text:p>0</text:p>
          </table:table-cell>
          <table:table-cell office:value-type="float" office:value="-29.5320460665358">
            <text:p>-29.5320460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2600">
            <text:p>12600</text:p>
          </table:table-cell>
          <table:table-cell office:value-type="float" office:value="24700">
            <text:p>24700</text:p>
          </table:table-cell>
          <table:table-cell office:value-type="float" office:value="54702">
            <text:p>54702</text:p>
          </table:table-cell>
          <table:table-cell office:value-type="float" office:value="20.25">
            <text:p>20.25</text:p>
          </table:table-cell>
          <table:table-cell office:value-type="float" office:value="-604.5">
            <text:p>-604.5</text:p>
          </table:table-cell>
          <table:table-cell office:value-type="float" office:value="-475.875">
            <text:p>-475.875</text:p>
          </table:table-cell>
          <table:table-cell office:value-type="float" office:value="0.00160714285714286">
            <text:p>0.0016071429</text:p>
          </table:table-cell>
          <table:table-cell office:value-type="float" office:value="-0.0244736842105263">
            <text:p>-0.0244736842</text:p>
          </table:table-cell>
          <table:table-cell office:value-type="float" office:value="-0.00869940769990128">
            <text:p>-0.0086994077</text:p>
          </table:table-cell>
          <table:table-cell office:value-type="float" office:value="1.0056300625">
            <text:p>1.0056300625</text:p>
          </table:table-cell>
          <table:table-cell office:value-type="float" office:value="0.915516069252078">
            <text:p>0.9155160693</text:p>
          </table:table-cell>
          <table:table-cell office:value-type="float" office:value="0.969700405251231">
            <text:p>0.9697004053</text:p>
          </table:table-cell>
          <table:table-cell office:value-type="float" office:value="0">
            <text:p>0</text:p>
          </table:table-cell>
          <table:table-cell office:value-type="float" office:value="-27.9741380443162">
            <text:p>-27.9741380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2492">
            <text:p>12492</text:p>
          </table:table-cell>
          <table:table-cell office:value-type="float" office:value="24012">
            <text:p>24012</text:p>
          </table:table-cell>
          <table:table-cell office:value-type="float" office:value="53946">
            <text:p>53946</text:p>
          </table:table-cell>
          <table:table-cell office:value-type="float" office:value="33.75">
            <text:p>33.75</text:p>
          </table:table-cell>
          <table:table-cell office:value-type="float" office:value="169.5">
            <text:p>169.5</text:p>
          </table:table-cell>
          <table:table-cell office:value-type="float" office:value="97.875">
            <text:p>97.875</text:p>
          </table:table-cell>
          <table:table-cell office:value-type="float" office:value="0.00270172910662824">
            <text:p>0.0027017291</text:p>
          </table:table-cell>
          <table:table-cell office:value-type="float" office:value="0.00705897051474263">
            <text:p>0.0070589705</text:p>
          </table:table-cell>
          <table:table-cell office:value-type="float" office:value="0.00181431431431431">
            <text:p>0.0018143143</text:p>
          </table:table-cell>
          <table:table-cell office:value-type="float" office:value="1.00947035857992">
            <text:p>1.0094703586</text:p>
          </table:table-cell>
          <table:table-cell office:value-type="float" office:value="1.02480406176847">
            <text:p>1.0248040618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4184">
            <text:p>14184</text:p>
          </table:table-cell>
          <table:table-cell office:value-type="float" office:value="25326">
            <text:p>25326</text:p>
          </table:table-cell>
          <table:table-cell office:value-type="float" office:value="52461">
            <text:p>52461</text:p>
          </table:table-cell>
          <table:table-cell office:value-type="float" office:value="146.25">
            <text:p>146.25</text:p>
          </table:table-cell>
          <table:table-cell office:value-type="float" office:value="126">
            <text:p>126</text:p>
          </table:table-cell>
          <table:table-cell office:value-type="float" office:value="-60.75">
            <text:p>-60.75</text:p>
          </table:table-cell>
          <table:table-cell office:value-type="float" office:value="0.0103109137055838">
            <text:p>0.0103109137</text:p>
          </table:table-cell>
          <table:table-cell office:value-type="float" office:value="0.00497512437810945">
            <text:p>0.0049751244</text:p>
          </table:table-cell>
          <table:table-cell office:value-type="float" office:value="-0.00115800308800823">
            <text:p>-0.0011580031</text:p>
          </table:table-cell>
          <table:table-cell office:value-type="float" office:value="1.03629657525477">
            <text:p>1.0362965753</text:p>
          </table:table-cell>
          <table:table-cell office:value-type="float" office:value="1.01746144897404">
            <text:p>1.017461449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4700">
            <text:p>14700</text:p>
          </table:table-cell>
          <table:table-cell office:value-type="float" office:value="25298">
            <text:p>25298</text:p>
          </table:table-cell>
          <table:table-cell office:value-type="float" office:value="48060">
            <text:p>48060</text:p>
          </table:table-cell>
          <table:table-cell office:value-type="float" office:value="23.625">
            <text:p>23.625</text:p>
          </table:table-cell>
          <table:table-cell office:value-type="float" office:value="47.125">
            <text:p>47.125</text:p>
          </table:table-cell>
          <table:table-cell office:value-type="float" office:value="-43.875">
            <text:p>-43.875</text:p>
          </table:table-cell>
          <table:table-cell office:value-type="float" office:value="0.00160714285714286">
            <text:p>0.0016071429</text:p>
          </table:table-cell>
          <table:table-cell office:value-type="float" office:value="0.00186279547790339">
            <text:p>0.0018627955</text:p>
          </table:table-cell>
          <table:table-cell office:value-type="float" office:value="-0.000912921348314607">
            <text:p>-0.0009129213</text:p>
          </table:table-cell>
          <table:table-cell office:value-type="float" office:value="1.0056300625">
            <text:p>1.0056300625</text:p>
          </table:table-cell>
          <table:table-cell office:value-type="float" office:value="1.00652658538637">
            <text:p>1.0065265854</text:p>
          </table:table-cell>
          <table:table-cell office:value-type="float" office:value="0.99680640879466">
            <text:p>0.99680640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4574">
            <text:p>14574</text:p>
          </table:table-cell>
          <table:table-cell office:value-type="float" office:value="26490">
            <text:p>26490</text:p>
          </table:table-cell>
          <table:table-cell office:value-type="float" office:value="47682">
            <text:p>47682</text:p>
          </table:table-cell>
          <table:table-cell office:value-type="float" office:value="39.375">
            <text:p>39.375</text:p>
          </table:table-cell>
          <table:table-cell office:value-type="float" office:value="-46.875">
            <text:p>-46.875</text:p>
          </table:table-cell>
          <table:table-cell office:value-type="float" office:value="-84.375">
            <text:p>-84.375</text:p>
          </table:table-cell>
          <table:table-cell office:value-type="float" office:value="0.00270172910662824">
            <text:p>0.0027017291</text:p>
          </table:table-cell>
          <table:table-cell table:number-columns-repeated="2" office:value-type="float" office:value="-0.00176953567383918">
            <text:p>-0.0017695357</text:p>
          </table:table-cell>
          <table:table-cell office:value-type="float" office:value="1.00947035857992">
            <text:p>1.0094703586</text:p>
          </table:table-cell>
          <table:table-cell table:number-columns-repeated="2" office:value-type="float" office:value="0.993812762404305">
            <text:p>0.99381276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6379">
            <text:p>16379</text:p>
          </table:table-cell>
          <table:table-cell office:value-type="float" office:value="27020">
            <text:p>27020</text:p>
          </table:table-cell>
          <table:table-cell office:value-type="float" office:value="50004">
            <text:p>50004</text:p>
          </table:table-cell>
          <table:table-cell office:value-type="float" office:value="-691.75">
            <text:p>-691.75</text:p>
          </table:table-cell>
          <table:table-cell office:value-type="float" office:value="478.875">
            <text:p>478.875</text:p>
          </table:table-cell>
          <table:table-cell office:value-type="float" office:value="37.125">
            <text:p>37.125</text:p>
          </table:table-cell>
          <table:table-cell office:value-type="float" office:value="-0.0422339581171012">
            <text:p>-0.0422339581</text:p>
          </table:table-cell>
          <table:table-cell office:value-type="float" office:value="0.0177229829755736">
            <text:p>0.017722983</text:p>
          </table:table-cell>
          <table:table-cell office:value-type="float" office:value="0.00074244060475162">
            <text:p>0.0007424406</text:p>
          </table:table-cell>
          <table:table-cell office:value-type="float" office:value="0.855677212737891">
            <text:p>0.8556772127</text:p>
          </table:table-cell>
          <table:table-cell office:value-type="float" office:value="1.06264608450059">
            <text:p>1.0626460845</text:p>
          </table:table-cell>
          <table:table-cell office:value-type="float" office:value="1.00259962250401">
            <text:p>1.0025996225</text:p>
          </table:table-cell>
          <table:table-cell office:value-type="float" office:value="-16.0630158677081">
            <text:p>-16.06301586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5794">
            <text:p>15794</text:p>
          </table:table-cell>
          <table:table-cell office:value-type="float" office:value="26324">
            <text:p>26324</text:p>
          </table:table-cell>
          <table:table-cell office:value-type="float" office:value="52542">
            <text:p>52542</text:p>
          </table:table-cell>
          <table:table-cell office:value-type="float" office:value="-523.5">
            <text:p>-523.5</text:p>
          </table:table-cell>
          <table:table-cell office:value-type="float" office:value="-872.5">
            <text:p>-872.5</text:p>
          </table:table-cell>
          <table:table-cell office:value-type="float" office:value="97.875">
            <text:p>97.875</text:p>
          </table:table-cell>
          <table:table-cell office:value-type="float" office:value="-0.0331454982904901">
            <text:p>-0.0331454983</text:p>
          </table:table-cell>
          <table:table-cell office:value-type="float" office:value="-0.0331446588664337">
            <text:p>-0.0331446589</text:p>
          </table:table-cell>
          <table:table-cell office:value-type="float" office:value="0.00186279547790339">
            <text:p>0.0018627955</text:p>
          </table:table-cell>
          <table:table-cell office:value-type="float" office:value="0.886144059134858">
            <text:p>0.8861440591</text:p>
          </table:table-cell>
          <table:table-cell office:value-type="float" office:value="0.886146888053772">
            <text:p>0.8861468881</text:p>
          </table:table-cell>
          <table:table-cell office:value-type="float" office:value="1.00652658538637">
            <text:p>1.0065265854</text:p>
          </table:table-cell>
          <table:table-cell office:value-type="float" office:value="-20.5637364968027">
            <text:p>-20.5637364968</text:p>
          </table:table-cell>
          <table:table-cell office:value-type="float" office:value="-20.564266172302">
            <text:p>-20.5642661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950">
            <text:p>950</text:p>
          </table:table-cell>
          <table:table-cell office:value-type="float" office:value="13850">
            <text:p>13850</text:p>
          </table:table-cell>
          <table:table-cell office:value-type="float" office:value="23987">
            <text:p>23987</text:p>
          </table:table-cell>
          <table:table-cell office:value-type="float" office:value="55832">
            <text:p>55832</text:p>
          </table:table-cell>
          <table:table-cell office:value-type="float" office:value="-467.25">
            <text:p>-467.25</text:p>
          </table:table-cell>
          <table:table-cell office:value-type="float" office:value="-913.428571428571">
            <text:p>-913.4285714286</text:p>
          </table:table-cell>
          <table:table-cell office:value-type="float" office:value="2678.875">
            <text:p>2678.875</text:p>
          </table:table-cell>
          <table:table-cell office:value-type="float" office:value="-0.0337364620938628">
            <text:p>-0.0337364621</text:p>
          </table:table-cell>
          <table:table-cell office:value-type="float" office:value="-0.0380801505577426">
            <text:p>-0.0380801506</text:p>
          </table:table-cell>
          <table:table-cell office:value-type="float" office:value="0.0479809965611119">
            <text:p>0.0479809966</text:p>
          </table:table-cell>
          <table:table-cell office:value-type="float" office:value="0.884153154465717">
            <text:p>0.8841531545</text:p>
          </table:table-cell>
          <table:table-cell office:value-type="float" office:value="0.869561664866242">
            <text:p>0.8695616649</text:p>
          </table:table-cell>
          <table:table-cell office:value-type="float" office:value="1.17244575298465">
            <text:p>1.172445753</text:p>
          </table:table-cell>
          <table:table-cell office:value-type="float" office:value="-20.1973798137601">
            <text:p>-20.1973798138</text:p>
          </table:table-cell>
          <table:table-cell office:value-type="float" office:value="-17.8535063758575">
            <text:p>-17.8535063759</text:p>
          </table:table-cell>
          <table:table-cell office:value-type="float" office:value="14.7901522527088">
            <text:p>14.790152252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916">
            <text:p>916</text:p>
          </table:table-cell>
          <table:table-cell office:value-type="float" office:value="13596">
            <text:p>13596</text:p>
          </table:table-cell>
          <table:table-cell office:value-type="float" office:value="23646">
            <text:p>23646</text:p>
          </table:table-cell>
          <table:table-cell office:value-type="float" office:value="54040">
            <text:p>54040</text:p>
          </table:table-cell>
          <table:table-cell office:value-type="float" office:value="-574.875">
            <text:p>-574.875</text:p>
          </table:table-cell>
          <table:table-cell office:value-type="float" office:value="-179.333333333333">
            <text:p>-179.3333333333</text:p>
          </table:table-cell>
          <table:table-cell office:value-type="float" office:value="2789.125">
            <text:p>2789.125</text:p>
          </table:table-cell>
          <table:table-cell office:value-type="float" office:value="-0.0422826566637246">
            <text:p>-0.0422826567</text:p>
          </table:table-cell>
          <table:table-cell office:value-type="float" office:value="-0.00758408751303956">
            <text:p>-0.0075840875</text:p>
          </table:table-cell>
          <table:table-cell office:value-type="float" office:value="0.0516122316802369">
            <text:p>0.0516122317</text:p>
          </table:table-cell>
          <table:table-cell office:value-type="float" office:value="0.855514834863867">
            <text:p>0.8555148349</text:p>
          </table:table-cell>
          <table:table-cell office:value-type="float" office:value="0.973568429735836">
            <text:p>0.9735684297</text:p>
          </table:table-cell>
          <table:table-cell office:value-type="float" office:value="1.1858639029005">
            <text:p>1.1858639029</text:p>
          </table:table-cell>
          <table:table-cell office:value-type="float" office:value="-16.0441105108871">
            <text:p>-16.0441105109</text:p>
          </table:table-cell>
          <table:table-cell office:value-type="float" office:value="0">
            <text:p>0</text:p>
          </table:table-cell>
          <table:table-cell office:value-type="float" office:value="13.7735682214406">
            <text:p>13.773568221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859">
            <text:p>859</text:p>
          </table:table-cell>
          <table:table-cell office:value-type="float" office:value="11836">
            <text:p>11836</text:p>
          </table:table-cell>
          <table:table-cell office:value-type="float" office:value="21725">
            <text:p>21725</text:p>
          </table:table-cell>
          <table:table-cell office:value-type="float" office:value="54936">
            <text:p>54936</text:p>
          </table:table-cell>
          <table:table-cell office:value-type="float" office:value="-485.625">
            <text:p>-485.625</text:p>
          </table:table-cell>
          <table:table-cell office:value-type="float" office:value="-1068.2">
            <text:p>-1068.2</text:p>
          </table:table-cell>
          <table:table-cell office:value-type="float" office:value="1561">
            <text:p>1561</text:p>
          </table:table-cell>
          <table:table-cell office:value-type="float" office:value="-0.0410294863129436">
            <text:p>-0.0410294863</text:p>
          </table:table-cell>
          <table:table-cell office:value-type="float" office:value="-0.0491691599539701">
            <text:p>-0.04916916</text:p>
          </table:table-cell>
          <table:table-cell office:value-type="float" office:value="0.0284148827726809">
            <text:p>0.0284148828</text:p>
          </table:table-cell>
          <table:table-cell office:value-type="float" office:value="0.859696298649021">
            <text:p>0.8596962986</text:p>
          </table:table-cell>
          <table:table-cell office:value-type="float" office:value="0.83264644849064">
            <text:p>0.8326464485</text:p>
          </table:table-cell>
          <table:table-cell office:value-type="float" office:value="1.10103460460783">
            <text:p>1.1010346046</text:p>
          </table:table-cell>
          <table:table-cell office:value-type="float" office:value="-16.5448856150322">
            <text:p>-16.544885615</text:p>
          </table:table-cell>
          <table:table-cell office:value-type="float" office:value="-13.7477080865798">
            <text:p>-13.7477080866</text:p>
          </table:table-cell>
          <table:table-cell office:value-type="float" office:value="24.73876269212">
            <text:p>24.738762692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700">
            <text:p>700</text:p>
          </table:table-cell>
          <table:table-cell office:value-type="float" office:value="13470">
            <text:p>13470</text:p>
          </table:table-cell>
          <table:table-cell office:value-type="float" office:value="23428">
            <text:p>23428</text:p>
          </table:table-cell>
          <table:table-cell office:value-type="float" office:value="53256">
            <text:p>53256</text:p>
          </table:table-cell>
          <table:table-cell office:value-type="float" office:value="-471.428571428571">
            <text:p>-471.4285714286</text:p>
          </table:table-cell>
          <table:table-cell office:value-type="float" office:value="-170">
            <text:p>-170</text:p>
          </table:table-cell>
          <table:table-cell office:value-type="float" office:value="960">
            <text:p>960</text:p>
          </table:table-cell>
          <table:table-cell office:value-type="float" office:value="-0.0349984091632199">
            <text:p>-0.0349984092</text:p>
          </table:table-cell>
          <table:table-cell office:value-type="float" office:value="-0.00725627454328154">
            <text:p>-0.0072562745</text:p>
          </table:table-cell>
          <table:table-cell office:value-type="float" office:value="0.0180261378999549">
            <text:p>0.0180261379</text:p>
          </table:table-cell>
          <table:table-cell office:value-type="float" office:value="0.879906349670885">
            <text:p>0.8799063497</text:p>
          </table:table-cell>
          <table:table-cell office:value-type="float" office:value="0.9747062399982">
            <text:p>0.97470624</text:p>
          </table:table-cell>
          <table:table-cell office:value-type="float" office:value="1.06372836827912">
            <text:p>1.0637283683</text:p>
          </table:table-cell>
          <table:table-cell office:value-type="float" office:value="-19.4564739919919">
            <text:p>-19.4564739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694">
            <text:p>694</text:p>
          </table:table-cell>
          <table:table-cell office:value-type="float" office:value="12817">
            <text:p>12817</text:p>
          </table:table-cell>
          <table:table-cell office:value-type="float" office:value="24546">
            <text:p>24546</text:p>
          </table:table-cell>
          <table:table-cell office:value-type="float" office:value="60631">
            <text:p>60631</text:p>
          </table:table-cell>
          <table:table-cell office:value-type="float" office:value="0">
            <text:p>0</text:p>
          </table:table-cell>
          <table:table-cell office:value-type="float" office:value="457.6">
            <text:p>457.6</text:p>
          </table:table-cell>
          <table:table-cell office:value-type="float" office:value="130.666666666667">
            <text:p>130.6666666667</text:p>
          </table:table-cell>
          <table:table-cell office:value-type="float" office:value="0">
            <text:p>0</text:p>
          </table:table-cell>
          <table:table-cell office:value-type="float" office:value="0.0186425486841033">
            <text:p>0.0186425487</text:p>
          </table:table-cell>
          <table:table-cell office:value-type="float" office:value="0.00215511317093016">
            <text:p>0.0021551132</text:p>
          </table:table-cell>
          <table:table-cell office:value-type="float" office:value="0.83">
            <text:p>0.83</text:p>
          </table:table-cell>
          <table:table-cell office:value-type="float" office:value="1.06593010785238">
            <text:p>1.0659301079</text:p>
          </table:table-cell>
          <table:table-cell office:value-type="float" office:value="1.0075519993433">
            <text:p>1.00755199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788">
            <text:p>788</text:p>
          </table:table-cell>
          <table:table-cell office:value-type="float" office:value="12196">
            <text:p>12196</text:p>
          </table:table-cell>
          <table:table-cell office:value-type="float" office:value="24768">
            <text:p>24768</text:p>
          </table:table-cell>
          <table:table-cell office:value-type="float" office:value="61177">
            <text:p>61177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515.2">
            <text:p>515.2</text:p>
          </table:table-cell>
          <table:table-cell office:value-type="float" office:value="0">
            <text:p>0</text:p>
          </table:table-cell>
          <table:table-cell office:value-type="float" office:value="0.0287467700258398">
            <text:p>0.02874677</text:p>
          </table:table-cell>
          <table:table-cell office:value-type="float" office:value="0.00842146558347091">
            <text:p>0.0084214656</text:p>
          </table:table-cell>
          <table:table-cell office:value-type="float" office:value="0.83">
            <text:p>0.83</text:p>
          </table:table-cell>
          <table:table-cell office:value-type="float" office:value="1.1022333935928">
            <text:p>1.1022333936</text:p>
          </table:table-cell>
          <table:table-cell office:value-type="float" office:value="1.02961413486399">
            <text:p>1.0296141349</text:p>
          </table:table-cell>
          <table:table-cell office:value-type="float" office:value="0">
            <text:p>0</text:p>
          </table:table-cell>
          <table:table-cell office:value-type="float" office:value="24.457112631394">
            <text:p>24.4571126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891">
            <text:p>891</text:p>
          </table:table-cell>
          <table:table-cell office:value-type="float" office:value="11605">
            <text:p>11605</text:p>
          </table:table-cell>
          <table:table-cell office:value-type="float" office:value="23577">
            <text:p>23577</text:p>
          </table:table-cell>
          <table:table-cell office:value-type="float" office:value="62874">
            <text:p>62874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5">
            <text:p>5</text:p>
          </table:table-cell>
          <table:table-cell office:value-type="float" office:value="997">
            <text:p>997</text:p>
          </table:table-cell>
          <table:table-cell office:value-type="float" office:value="2042">
            <text:p>2042</text:p>
          </table:table-cell>
          <table:table-cell office:value-type="float" office:value="997">
            <text:p>997</text:p>
          </table:table-cell>
          <table:table-cell office:value-type="float" office:value="11043">
            <text:p>11043</text:p>
          </table:table-cell>
          <table:table-cell office:value-type="float" office:value="23408">
            <text:p>23408</text:p>
          </table:table-cell>
          <table:table-cell office:value-type="float" office:value="64619">
            <text:p>64619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5">
            <text:p>5</text:p>
          </table:table-cell>
          <table:table-cell office:value-type="float" office:value="965">
            <text:p>965</text:p>
          </table:table-cell>
          <table:table-cell office:value-type="float" office:value="2001">
            <text:p>2001</text:p>
          </table:table-cell>
          <table:table-cell office:value-type="float" office:value="965">
            <text:p>965</text:p>
          </table:table-cell>
          <table:table-cell office:value-type="float" office:value="10507">
            <text:p>10507</text:p>
          </table:table-cell>
          <table:table-cell office:value-type="float" office:value="23299">
            <text:p>23299</text:p>
          </table:table-cell>
          <table:table-cell office:value-type="float" office:value="66412">
            <text:p>66412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41.5">
            <text:p>241.5</text:p>
          </table:table-cell>
          <table:table-cell office:value-type="float" office:value="11919.5">
            <text:p>11919.5</text:p>
          </table:table-cell>
          <table:table-cell office:value-type="float" office:value="18081.5">
            <text:p>18081.5</text:p>
          </table:table-cell>
          <table:table-cell office:value-type="float" office:value="17.31">
            <text:p>17.31</text:p>
          </table:table-cell>
          <table:table-cell table:number-columns-repeated="3" office:value-type="float" office:value="5">
            <text:p>5</text:p>
          </table:table-cell>
          <table:table-cell office:value-type="float" office:value="981">
            <text:p>981</text:p>
          </table:table-cell>
          <table:table-cell office:value-type="float" office:value="2009">
            <text:p>2009</text:p>
          </table:table-cell>
          <table:table-cell office:value-type="float" office:value="981">
            <text:p>981</text:p>
          </table:table-cell>
          <table:table-cell office:value-type="float" office:value="9998">
            <text:p>9998</text:p>
          </table:table-cell>
          <table:table-cell office:value-type="float" office:value="23238">
            <text:p>23238</text:p>
          </table:table-cell>
          <table:table-cell office:value-type="float" office:value="68254">
            <text:p>68254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1">
            <text:p>251</text:p>
          </table:table-cell>
          <table:table-cell office:value-type="float" office:value="11957.3333333333">
            <text:p>11957.3333333333</text:p>
          </table:table-cell>
          <table:table-cell office:value-type="float" office:value="17806">
            <text:p>17806</text:p>
          </table:table-cell>
          <table:table-cell office:value-type="float" office:value="16.25">
            <text:p>16.25</text:p>
          </table:table-cell>
          <table:table-cell table:number-columns-repeated="3" office:value-type="float" office:value="5">
            <text:p>5</text:p>
          </table:table-cell>
          <table:table-cell office:value-type="float" office:value="951">
            <text:p>951</text:p>
          </table:table-cell>
          <table:table-cell office:value-type="float" office:value="1972">
            <text:p>1972</text:p>
          </table:table-cell>
          <table:table-cell office:value-type="float" office:value="951">
            <text:p>951</text:p>
          </table:table-cell>
          <table:table-cell office:value-type="float" office:value="9514">
            <text:p>9514</text:p>
          </table:table-cell>
          <table:table-cell office:value-type="float" office:value="23178">
            <text:p>23178</text:p>
          </table:table-cell>
          <table:table-cell office:value-type="float" office:value="70148">
            <text:p>70148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  <table:table-cell office:value-type="float" office:value="35.1">
            <text:p>35.1</text:p>
          </table:table-cell>
          <table:table-cell office:value-type="float" office:value="57.4">
            <text:p>57.4</text:p>
          </table:table-cell>
          <table:table-cell office:value-type="float" office:value="26287">
            <text:p>26287</text:p>
          </table:table-cell>
          <table:table-cell office:value-type="float" office:value="27390">
            <text:p>27390</text:p>
          </table:table-cell>
          <table:table-cell office:value-type="float" office:value="33419">
            <text:p>33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2:12.49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220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65">
                <text:p>11665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400">
                <text:p>1040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80">
                <text:p>10480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502">
                <text:p>1050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776">
                <text:p>10776</text:p>
              </table:table-cell>
              <table:table-cell office:value-type="float" office:value="15656">
                <text:p>1565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78">
                <text:p>10478</text:p>
              </table:table-cell>
              <table:table-cell office:value-type="float" office:value="17515">
                <text:p>1751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374">
                <text:p>8374</text:p>
              </table:table-cell>
              <table:table-cell office:value-type="float" office:value="11700">
                <text:p>11700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2572">
                <text:p>12572</text:p>
              </table:table-cell>
              <table:table-cell office:value-type="float" office:value="18633">
                <text:p>186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498">
                <text:p>8498</text:p>
              </table:table-cell>
              <table:table-cell office:value-type="float" office:value="11722">
                <text:p>11722</text:p>
              </table:table-cell>
              <table:table-cell office:value-type="float" office:value="18105">
                <text:p>1810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00">
                <text:p>8400</text:p>
              </table:table-cell>
              <table:table-cell office:value-type="float" office:value="12965">
                <text:p>12965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294">
                <text:p>8294</text:p>
              </table:table-cell>
              <table:table-cell office:value-type="float" office:value="13946">
                <text:p>13946</text:p>
              </table:table-cell>
              <table:table-cell office:value-type="float" office:value="19218">
                <text:p>1921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00">
                <text:p>8300</text:p>
              </table:table-cell>
              <table:table-cell office:value-type="float" office:value="13832">
                <text:p>13832</text:p>
              </table:table-cell>
              <table:table-cell office:value-type="float" office:value="20821">
                <text:p>2082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448">
                <text:p>8448</text:p>
              </table:table-cell>
              <table:table-cell office:value-type="float" office:value="13992">
                <text:p>13992</text:p>
              </table:table-cell>
              <table:table-cell office:value-type="float" office:value="23670">
                <text:p>2367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54">
                <text:p>10054</text:p>
              </table:table-cell>
              <table:table-cell office:value-type="float" office:value="15270">
                <text:p>15270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228">
                <text:p>11228</text:p>
              </table:table-cell>
              <table:table-cell office:value-type="float" office:value="15115">
                <text:p>15115</text:p>
              </table:table-cell>
              <table:table-cell office:value-type="float" office:value="25367">
                <text:p>2536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74">
                <text:p>10874</text:p>
              </table:table-cell>
              <table:table-cell office:value-type="float" office:value="15426">
                <text:p>15426</text:p>
              </table:table-cell>
              <table:table-cell office:value-type="float" office:value="24795">
                <text:p>2479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480">
                <text:p>10480</text:p>
              </table:table-cell>
              <table:table-cell office:value-type="float" office:value="17348">
                <text:p>17348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98">
                <text:p>10798</text:p>
              </table:table-cell>
              <table:table-cell office:value-type="float" office:value="18200">
                <text:p>18200</text:p>
              </table:table-cell>
              <table:table-cell office:value-type="float" office:value="26932">
                <text:p>2693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087">
                <text:p>11087</text:p>
              </table:table-cell>
              <table:table-cell office:value-type="float" office:value="18706">
                <text:p>18706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571">
                <text:p>11571</text:p>
              </table:table-cell>
              <table:table-cell office:value-type="float" office:value="18100">
                <text:p>18100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138">
                <text:p>13138</text:p>
              </table:table-cell>
              <table:table-cell office:value-type="float" office:value="18375">
                <text:p>18375</text:p>
              </table:table-cell>
              <table:table-cell office:value-type="float" office:value="30653">
                <text:p>3065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285">
                <text:p>14285</text:p>
              </table:table-cell>
              <table:table-cell office:value-type="float" office:value="19918">
                <text:p>19918</text:p>
              </table:table-cell>
              <table:table-cell office:value-type="float" office:value="31631">
                <text:p>3163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025">
                <text:p>14025</text:p>
              </table:table-cell>
              <table:table-cell office:value-type="float" office:value="20403">
                <text:p>20403</text:p>
              </table:table-cell>
              <table:table-cell office:value-type="float" office:value="29358">
                <text:p>293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038">
                <text:p>20038</text:p>
              </table:table-cell>
              <table:table-cell office:value-type="float" office:value="28538">
                <text:p>2853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744">
                <text:p>13744</text:p>
              </table:table-cell>
              <table:table-cell office:value-type="float" office:value="21665">
                <text:p>21665</text:p>
              </table:table-cell>
              <table:table-cell office:value-type="float" office:value="31768">
                <text:p>3176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580">
                <text:p>14580</text:p>
              </table:table-cell>
              <table:table-cell office:value-type="float" office:value="22173">
                <text:p>22173</text:p>
              </table:table-cell>
              <table:table-cell office:value-type="float" office:value="33063">
                <text:p>3306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0638">
                <text:p>20638</text:p>
              </table:table-cell>
              <table:table-cell office:value-type="float" office:value="34067">
                <text:p>3406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321">
                <text:p>15321</text:p>
              </table:table-cell>
              <table:table-cell office:value-type="float" office:value="22198">
                <text:p>22198</text:p>
              </table:table-cell>
              <table:table-cell office:value-type="float" office:value="37838">
                <text:p>3783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236">
                <text:p>23236</text:p>
              </table:table-cell>
              <table:table-cell office:value-type="float" office:value="40300">
                <text:p>4030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731">
                <text:p>16731</text:p>
              </table:table-cell>
              <table:table-cell office:value-type="float" office:value="23552">
                <text:p>23552</text:p>
              </table:table-cell>
              <table:table-cell office:value-type="float" office:value="40267">
                <text:p>4026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4835">
                <text:p>24835</text:p>
              </table:table-cell>
              <table:table-cell office:value-type="float" office:value="41804">
                <text:p>41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5968">
                <text:p>25968</text:p>
              </table:table-cell>
              <table:table-cell office:value-type="float" office:value="43496">
                <text:p>4349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8106">
                <text:p>28106</text:p>
              </table:table-cell>
              <table:table-cell office:value-type="float" office:value="45489">
                <text:p>4548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866">
                <text:p>28866</text:p>
              </table:table-cell>
              <table:table-cell office:value-type="float" office:value="48957">
                <text:p>4895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322">
                <text:p>30322</text:p>
              </table:table-cell>
              <table:table-cell office:value-type="float" office:value="51356">
                <text:p>513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044">
                <text:p>31044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132">
                <text:p>32132</text:p>
              </table:table-cell>
              <table:table-cell office:value-type="float" office:value="47987">
                <text:p>4798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4062">
                <text:p>34062</text:p>
              </table:table-cell>
              <table:table-cell office:value-type="float" office:value="48856">
                <text:p>488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340">
                <text:p>35340</text:p>
              </table:table-cell>
              <table:table-cell office:value-type="float" office:value="50335">
                <text:p>503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5350">
                <text:p>35350</text:p>
              </table:table-cell>
              <table:table-cell office:value-type="float" office:value="49767">
                <text:p>4976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853">
                <text:p>33853</text:p>
              </table:table-cell>
              <table:table-cell office:value-type="float" office:value="51831">
                <text:p>5183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850">
                <text:p>25850</text:p>
              </table:table-cell>
              <table:table-cell office:value-type="float" office:value="34078">
                <text:p>34078</text:p>
              </table:table-cell>
              <table:table-cell office:value-type="float" office:value="54054">
                <text:p>540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5530">
                <text:p>35530</text:p>
              </table:table-cell>
              <table:table-cell office:value-type="float" office:value="51762">
                <text:p>5176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880">
                <text:p>34880</text:p>
              </table:table-cell>
              <table:table-cell office:value-type="float" office:value="48757">
                <text:p>4875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3040">
                <text:p>33040</text:p>
              </table:table-cell>
              <table:table-cell office:value-type="float" office:value="50262">
                <text:p>5026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835">
                <text:p>33835</text:p>
              </table:table-cell>
              <table:table-cell office:value-type="float" office:value="52523">
                <text:p>525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779">
                <text:p>34779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4292">
                <text:p>24292</text:p>
              </table:table-cell>
              <table:table-cell office:value-type="float" office:value="33298">
                <text:p>33298</text:p>
              </table:table-cell>
              <table:table-cell office:value-type="float" office:value="46637">
                <text:p>4663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2084">
                <text:p>22084</text:p>
              </table:table-cell>
              <table:table-cell office:value-type="float" office:value="31420">
                <text:p>31420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0332">
                <text:p>20332</text:p>
              </table:table-cell>
              <table:table-cell office:value-type="float" office:value="32762">
                <text:p>32762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321">
                <text:p>21321</text:p>
              </table:table-cell>
              <table:table-cell office:value-type="float" office:value="33612">
                <text:p>33612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0815">
                <text:p>20815</text:p>
              </table:table-cell>
              <table:table-cell office:value-type="float" office:value="31294">
                <text:p>31294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9067">
                <text:p>19067</text:p>
              </table:table-cell>
              <table:table-cell office:value-type="float" office:value="28722">
                <text:p>28722</text:p>
              </table:table-cell>
              <table:table-cell office:value-type="float" office:value="50680">
                <text:p>50680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7910">
                <text:p>17910</text:p>
              </table:table-cell>
              <table:table-cell office:value-type="float" office:value="29043">
                <text:p>29043</text:p>
              </table:table-cell>
              <table:table-cell office:value-type="float" office:value="51912">
                <text:p>5191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5840">
                <text:p>15840</text:p>
              </table:table-cell>
              <table:table-cell office:value-type="float" office:value="29058">
                <text:p>29058</text:p>
              </table:table-cell>
              <table:table-cell office:value-type="float" office:value="50680">
                <text:p>50680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076">
                <text:p>14076</text:p>
              </table:table-cell>
              <table:table-cell office:value-type="float" office:value="28896">
                <text:p>28896</text:p>
              </table:table-cell>
              <table:table-cell office:value-type="float" office:value="46467">
                <text:p>4646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362">
                <text:p>16362</text:p>
              </table:table-cell>
              <table:table-cell office:value-type="float" office:value="27430">
                <text:p>27430</text:p>
              </table:table-cell>
              <table:table-cell office:value-type="float" office:value="49504">
                <text:p>4950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7784">
                <text:p>17784</text:p>
              </table:table-cell>
              <table:table-cell office:value-type="float" office:value="28652">
                <text:p>28652</text:p>
              </table:table-cell>
              <table:table-cell office:value-type="float" office:value="56112">
                <text:p>5611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840">
                <text:p>15840</text:p>
              </table:table-cell>
              <table:table-cell office:value-type="float" office:value="26817">
                <text:p>26817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4076">
                <text:p>14076</text:p>
              </table:table-cell>
              <table:table-cell office:value-type="float" office:value="25428">
                <text:p>25428</text:p>
              </table:table-cell>
              <table:table-cell office:value-type="float" office:value="54768">
                <text:p>5476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5462">
                <text:p>15462</text:p>
              </table:table-cell>
              <table:table-cell office:value-type="float" office:value="26277">
                <text:p>26277</text:p>
              </table:table-cell>
              <table:table-cell office:value-type="float" office:value="55720">
                <text:p>5572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2600">
                <text:p>12600</text:p>
              </table:table-cell>
              <table:table-cell office:value-type="float" office:value="24706">
                <text:p>24706</text:p>
              </table:table-cell>
              <table:table-cell office:value-type="float" office:value="51489">
                <text:p>51489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492">
                <text:p>12492</text:p>
              </table:table-cell>
              <table:table-cell office:value-type="float" office:value="24530">
                <text:p>24530</text:p>
              </table:table-cell>
              <table:table-cell office:value-type="float" office:value="49221">
                <text:p>49221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5648">
                <text:p>25648</text:p>
              </table:table-cell>
              <table:table-cell office:value-type="float" office:value="53028">
                <text:p>5302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6619">
                <text:p>26619</text:p>
              </table:table-cell>
              <table:table-cell office:value-type="float" office:value="55485">
                <text:p>5548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4700">
                <text:p>24700</text:p>
              </table:table-cell>
              <table:table-cell office:value-type="float" office:value="54702">
                <text:p>5470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492">
                <text:p>12492</text:p>
              </table:table-cell>
              <table:table-cell office:value-type="float" office:value="24012">
                <text:p>24012</text:p>
              </table:table-cell>
              <table:table-cell office:value-type="float" office:value="53946">
                <text:p>5394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5326">
                <text:p>25326</text:p>
              </table:table-cell>
              <table:table-cell office:value-type="float" office:value="52461">
                <text:p>5246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700">
                <text:p>14700</text:p>
              </table:table-cell>
              <table:table-cell office:value-type="float" office:value="25298">
                <text:p>25298</text:p>
              </table:table-cell>
              <table:table-cell office:value-type="float" office:value="48060">
                <text:p>4806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4574">
                <text:p>14574</text:p>
              </table:table-cell>
              <table:table-cell office:value-type="float" office:value="26490">
                <text:p>26490</text:p>
              </table:table-cell>
              <table:table-cell office:value-type="float" office:value="47682">
                <text:p>4768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6379">
                <text:p>16379</text:p>
              </table:table-cell>
              <table:table-cell office:value-type="float" office:value="27020">
                <text:p>27020</text:p>
              </table:table-cell>
              <table:table-cell office:value-type="float" office:value="50004">
                <text:p>50004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5794">
                <text:p>15794</text:p>
              </table:table-cell>
              <table:table-cell office:value-type="float" office:value="26324">
                <text:p>26324</text:p>
              </table:table-cell>
              <table:table-cell office:value-type="float" office:value="52542">
                <text:p>5254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850">
                <text:p>13850</text:p>
              </table:table-cell>
              <table:table-cell office:value-type="float" office:value="23987">
                <text:p>23987</text:p>
              </table:table-cell>
              <table:table-cell office:value-type="float" office:value="55832">
                <text:p>5583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3596">
                <text:p>13596</text:p>
              </table:table-cell>
              <table:table-cell office:value-type="float" office:value="23646">
                <text:p>23646</text:p>
              </table:table-cell>
              <table:table-cell office:value-type="float" office:value="54040">
                <text:p>5404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1836">
                <text:p>11836</text:p>
              </table:table-cell>
              <table:table-cell office:value-type="float" office:value="21725">
                <text:p>21725</text:p>
              </table:table-cell>
              <table:table-cell office:value-type="float" office:value="54936">
                <text:p>5493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3470">
                <text:p>13470</text:p>
              </table:table-cell>
              <table:table-cell office:value-type="float" office:value="23428">
                <text:p>23428</text:p>
              </table:table-cell>
              <table:table-cell office:value-type="float" office:value="53256">
                <text:p>5325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2817">
                <text:p>12817</text:p>
              </table:table-cell>
              <table:table-cell office:value-type="float" office:value="24546">
                <text:p>24546</text:p>
              </table:table-cell>
              <table:table-cell office:value-type="float" office:value="60631">
                <text:p>6063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2196">
                <text:p>12196</text:p>
              </table:table-cell>
              <table:table-cell office:value-type="float" office:value="24768">
                <text:p>24768</text:p>
              </table:table-cell>
              <table:table-cell office:value-type="float" office:value="61177">
                <text:p>6117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605">
                <text:p>11605</text:p>
              </table:table-cell>
              <table:table-cell office:value-type="float" office:value="23577">
                <text:p>23577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043">
                <text:p>11043</text:p>
              </table:table-cell>
              <table:table-cell office:value-type="float" office:value="23408">
                <text:p>23408</text:p>
              </table:table-cell>
              <table:table-cell office:value-type="float" office:value="64619">
                <text:p>6461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0507">
                <text:p>10507</text:p>
              </table:table-cell>
              <table:table-cell office:value-type="float" office:value="23299">
                <text:p>23299</text:p>
              </table:table-cell>
              <table:table-cell office:value-type="float" office:value="66412">
                <text:p>6641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9998">
                <text:p>9998</text:p>
              </table:table-cell>
              <table:table-cell office:value-type="float" office:value="23238">
                <text:p>23238</text:p>
              </table:table-cell>
              <table:table-cell office:value-type="float" office:value="68254">
                <text:p>6825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9514">
                <text:p>9514</text:p>
              </table:table-cell>
              <table:table-cell office:value-type="float" office:value="23178">
                <text:p>23178</text:p>
              </table:table-cell>
              <table:table-cell office:value-type="float" office:value="70148">
                <text:p>70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919.5">
                <text:p>11919.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957.3333333333">
                <text:p>1195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795816322912">
                <text:p>1.0379581632291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455612995215">
                <text:p>1.1145561299521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6165317572025">
                <text:p>1.1616531757202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328753841484">
                <text:p>1.0432875384148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339714390557">
                <text:p>1.0633971439055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816383688862">
                <text:p>1.1281638368886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180164548177">
                <text:p>1.0918016454817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24440777358">
                <text:p>1.0152444077735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003382047884">
                <text:p>1.0500338204788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527850572286">
                <text:p>1.1052785057228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6243924632706">
                <text:p>1.1624392463270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468078752341">
                <text:p>1.1546807875234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965620475443">
                <text:p>1.1296562047544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989264220885">
                <text:p>1.1398926422088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919571733317">
                <text:p>1.149195717333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116266973241">
                <text:p>1.1011626697324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3517846215876">
                <text:p>1.1351784621587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259502995562">
                <text:p>1.2125950299556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13737873907">
                <text:p>1.111373787390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758362491987">
                <text:p>1.147583624919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176173097506">
                <text:p>1.1317617309750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00295996004">
                <text:p>1.08002959960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907630463464">
                <text:p>1.0490763046346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4146750735093">
                <text:p>1.1414675073509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3940781655753">
                <text:p>1.1394078165575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3454406286">
                <text:p>1.07345440628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259322123632">
                <text:p>1.0925932212363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388616936287">
                <text:p>1.1738861693628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600181430872">
                <text:p>1.1660018143087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561690995734">
                <text:p>1.1856169099573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690166443403">
                <text:p>1.1869016644340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843569149871">
                <text:p>1.1584356914987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593298404253">
                <text:p>1.1659329840425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130221860927">
                <text:p>1.0713022186092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479265753896">
                <text:p>1.064792657538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55407691725">
                <text:p>1.125540769172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418074504994">
                <text:p>1.0741807450499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3994068628643">
                <text:p>1.0399406862864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562545603762">
                <text:p>1.0056254560376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81121725811195">
                <text:p>0.98112172581119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82907252162">
                <text:p>1.05482907252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855698351589">
                <text:p>1.0385569835158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86288306160209">
                <text:p>0.98628830616020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40004530245984">
                <text:p>0.94000453024598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4886667815014">
                <text:p>1.0488666781501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5138732409511">
                <text:p>1.0513873240951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454447383403">
                <text:p>1.0045444738340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69367123158258">
                <text:p>0.96936712315825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86391468021221">
                <text:p>0.88639146802122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837888545150107">
                <text:p>0.83788854515010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02125993324356">
                <text:p>0.90212599332435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854203924540126">
                <text:p>0.85420392454012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17123386638491">
                <text:p>0.91712338663849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263222516834">
                <text:p>1.0526322251683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885754620556367">
                <text:p>0.88575462055636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48291142382707">
                <text:p>0.94829114238270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25670953034231">
                <text:p>0.925670953034231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872100213313814">
                <text:p>0.87210021331381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92124010794719">
                <text:p>0.89212401079471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86526393907693">
                <text:p>0.98652639390769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0155871445348">
                <text:p>1.0015587144534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0156990086268">
                <text:p>1.0015699008626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286703450068">
                <text:p>1.0028670345006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19862736976392">
                <text:p>0.91986273697639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15516069252078">
                <text:p>0.91551606925207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2480406176847">
                <text:p>1.0248040617684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01746144897404">
                <text:p>1.0174614489740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00652658538637">
                <text:p>1.00652658538637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93812762404305">
                <text:p>0.99381276240430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06264608450059">
                <text:p>1.0626460845005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86146888053772">
                <text:p>0.88614688805377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69561664866242">
                <text:p>0.86956166486624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73568429735836">
                <text:p>0.97356842973583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3264644849064">
                <text:p>0.83264644849064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747062399982">
                <text:p>0.974706239998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.06593010785238">
                <text:p>1.0659301078523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.1022333935928">
                <text:p>1.102233393592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8081.5">
                <text:p>18081.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7806">
                <text:p>17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